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1" svg:font-family="'Nachlieli CLM'"/>
    <style:font-face style:name="arial" svg:font-family="arial, sans-serif"/>
    <style:font-face style:name="Monospace" svg:font-family="Monospace" style:font-adornments="Regular" style:font-pitch="fixed"/>
    <style:font-face style:name="David CLM" svg:font-family="'David CLM'"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officeooo:rsid="01899e3b" officeooo:paragraph-rsid="01a06171"/>
    </style:style>
    <style:style style:name="P2" style:family="paragraph" style:parent-style-name="Footer">
      <style:paragraph-properties fo:text-align="center" style:justify-single-word="false"/>
      <style:text-properties officeooo:paragraph-rsid="019ece81"/>
    </style:style>
    <style:style style:name="P3" style:family="paragraph" style:parent-style-name="Text_20_body">
      <style:paragraph-properties fo:text-align="end" style:justify-single-word="false" style:writing-mode="rl-tb"/>
      <style:text-properties officeooo:rsid="00eb6387" officeooo:paragraph-rsid="00eb6387"/>
    </style:style>
    <style:style style:name="P4" style:family="paragraph" style:parent-style-name="Text_20_body">
      <style:paragraph-properties fo:text-align="end" style:justify-single-word="false" style:writing-mode="rl-tb"/>
      <style:text-properties officeooo:rsid="02ea5907" officeooo:paragraph-rsid="02ebe7c8"/>
    </style:style>
    <style:style style:name="P5" style:family="paragraph" style:parent-style-name="Text_20_body">
      <style:paragraph-properties fo:text-align="end" style:justify-single-word="false" style:writing-mode="rl-tb"/>
      <style:text-properties officeooo:rsid="02ebe7c8" officeooo:paragraph-rsid="02ebe7c8"/>
    </style:style>
    <style:style style:name="P6" style:family="paragraph" style:parent-style-name="Text_20_body">
      <style:paragraph-properties fo:text-align="end" style:justify-single-word="false" style:writing-mode="rl-tb"/>
      <style:text-properties officeooo:rsid="02f12b96" officeooo:paragraph-rsid="02f12b96"/>
    </style:style>
    <style:style style:name="P7" style:family="paragraph" style:parent-style-name="Standard">
      <style:paragraph-properties fo:text-align="end" style:justify-single-word="false" style:writing-mode="rl-tb"/>
      <style:text-properties officeooo:paragraph-rsid="02b3fb9c"/>
    </style:style>
    <style:style style:name="P8" style:family="paragraph" style:parent-style-name="Standard">
      <style:paragraph-properties fo:text-align="end" style:justify-single-word="false" style:writing-mode="rl-tb"/>
      <style:text-properties officeooo:paragraph-rsid="02a82853"/>
    </style:style>
    <style:style style:name="P9" style:family="paragraph" style:parent-style-name="Standard">
      <style:paragraph-properties fo:text-align="end" style:justify-single-word="false" style:writing-mode="rl-tb"/>
      <style:text-properties officeooo:rsid="028f46e1" officeooo:paragraph-rsid="028f46e1"/>
    </style:style>
    <style:style style:name="P10" style:family="paragraph" style:parent-style-name="Standard">
      <style:paragraph-properties fo:text-align="end" style:justify-single-word="false" style:writing-mode="rl-tb"/>
      <style:text-properties officeooo:rsid="02918fcd" officeooo:paragraph-rsid="02918fcd"/>
    </style:style>
    <style:style style:name="P11" style:family="paragraph" style:parent-style-name="Standard">
      <style:paragraph-properties fo:text-align="end" style:justify-single-word="false" style:writing-mode="rl-tb"/>
      <style:text-properties officeooo:rsid="02923fed" officeooo:paragraph-rsid="02923fed"/>
    </style:style>
    <style:style style:name="P12" style:family="paragraph" style:parent-style-name="Standard">
      <style:paragraph-properties fo:text-align="end" style:justify-single-word="false" style:writing-mode="rl-tb"/>
      <style:text-properties officeooo:rsid="029786bb" officeooo:paragraph-rsid="029786bb"/>
    </style:style>
    <style:style style:name="P13" style:family="paragraph" style:parent-style-name="Standard">
      <style:paragraph-properties fo:text-align="end" style:justify-single-word="false" style:writing-mode="rl-tb"/>
      <style:text-properties officeooo:rsid="029b0e20" officeooo:paragraph-rsid="029b0e20"/>
    </style:style>
    <style:style style:name="P14" style:family="paragraph" style:parent-style-name="Standard">
      <style:paragraph-properties fo:text-align="end" style:justify-single-word="false" style:writing-mode="rl-tb"/>
      <style:text-properties officeooo:rsid="029ba77c" officeooo:paragraph-rsid="029ba77c"/>
    </style:style>
    <style:style style:name="P15" style:family="paragraph" style:parent-style-name="Standard">
      <style:paragraph-properties fo:text-align="end" style:justify-single-word="false" style:writing-mode="rl-tb"/>
      <style:text-properties officeooo:rsid="02a3165c" officeooo:paragraph-rsid="02a3165c"/>
    </style:style>
    <style:style style:name="P16" style:family="paragraph" style:parent-style-name="Standard">
      <style:paragraph-properties fo:text-align="end" style:justify-single-word="false" style:writing-mode="rl-tb"/>
      <style:text-properties officeooo:rsid="02a86b06" officeooo:paragraph-rsid="02a86b06"/>
    </style:style>
    <style:style style:name="P17" style:family="paragraph" style:parent-style-name="Standard">
      <style:paragraph-properties fo:text-align="end" style:justify-single-word="false" style:writing-mode="rl-tb"/>
      <style:text-properties officeooo:rsid="02a999a8" officeooo:paragraph-rsid="02a999a8"/>
    </style:style>
    <style:style style:name="P18" style:family="paragraph" style:parent-style-name="Standard">
      <style:paragraph-properties fo:text-align="end" style:justify-single-word="false" style:writing-mode="rl-tb"/>
      <style:text-properties officeooo:rsid="02aaac98" officeooo:paragraph-rsid="02aaac98" fo:background-color="#ffff00"/>
    </style:style>
    <style:style style:name="P19" style:family="paragraph" style:parent-style-name="Standard">
      <style:paragraph-properties fo:text-align="end" style:justify-single-word="false" style:writing-mode="rl-tb"/>
      <style:text-properties officeooo:rsid="02aaac98" officeooo:paragraph-rsid="02baff06" fo:background-color="#ffff00"/>
    </style:style>
    <style:style style:name="P20" style:family="paragraph" style:parent-style-name="Standard">
      <style:paragraph-properties fo:text-align="end" style:justify-single-word="false" style:writing-mode="rl-tb"/>
      <style:text-properties officeooo:rsid="02dd037b" officeooo:paragraph-rsid="02dd037b" fo:background-color="#ffff00"/>
    </style:style>
    <style:style style:name="P21" style:family="paragraph" style:parent-style-name="Standard">
      <style:paragraph-properties fo:text-align="end" style:justify-single-word="false" style:writing-mode="rl-tb"/>
      <style:text-properties officeooo:rsid="02b64437" officeooo:paragraph-rsid="02b7da21"/>
    </style:style>
    <style:style style:name="P22" style:family="paragraph" style:parent-style-name="Standard">
      <style:paragraph-properties fo:text-align="end" style:justify-single-word="false" style:writing-mode="rl-tb"/>
      <style:text-properties officeooo:rsid="02b7da21" officeooo:paragraph-rsid="02b7da21"/>
    </style:style>
    <style:style style:name="P23" style:family="paragraph" style:parent-style-name="Standard">
      <style:paragraph-properties fo:text-align="end" style:justify-single-word="false" style:writing-mode="rl-tb"/>
      <style:text-properties officeooo:rsid="02d3a79a" officeooo:paragraph-rsid="02d3a79a"/>
    </style:style>
    <style:style style:name="P24" style:family="paragraph" style:parent-style-name="Standard">
      <style:paragraph-properties fo:text-align="end" style:justify-single-word="false" style:writing-mode="rl-tb"/>
      <style:text-properties officeooo:rsid="02d96608" officeooo:paragraph-rsid="02d96608"/>
    </style:style>
    <style:style style:name="P25" style:family="paragraph" style:parent-style-name="Standard">
      <style:paragraph-properties fo:text-align="end" style:justify-single-word="false" style:writing-mode="rl-tb"/>
      <style:text-properties officeooo:rsid="02dc01f6" officeooo:paragraph-rsid="02dc01f6"/>
    </style:style>
    <style:style style:name="P26" style:family="paragraph" style:parent-style-name="Standard">
      <style:paragraph-properties fo:text-align="end" style:justify-single-word="false" style:writing-mode="rl-tb"/>
      <style:text-properties officeooo:rsid="02f28ea1" officeooo:paragraph-rsid="02f28ea1"/>
    </style:style>
    <style:style style:name="P27" style:family="paragraph" style:parent-style-name="Standard">
      <style:text-properties fo:font-size="8pt" fo:font-weight="normal" officeooo:rsid="018a738a" style:font-size-asian="8pt" style:font-weight-asian="normal" style:font-size-complex="8pt" style:font-weight-complex="normal"/>
    </style:style>
    <style:style style:name="P28" style:family="paragraph" style:parent-style-name="Standard">
      <style:text-properties officeooo:rsid="0282522c" officeooo:paragraph-rsid="0282522c"/>
    </style:style>
    <style:style style:name="P29" style:family="paragraph" style:parent-style-name="Standard">
      <style:text-properties officeooo:rsid="028a02f7" officeooo:paragraph-rsid="028a02f7"/>
    </style:style>
    <style:style style:name="P30" style:family="paragraph" style:parent-style-name="Standard">
      <style:text-properties officeooo:rsid="02d32dcf" officeooo:paragraph-rsid="02d32dcf"/>
    </style:style>
    <style:style style:name="P31" style:family="paragraph" style:parent-style-name="Standard">
      <style:text-properties officeooo:rsid="02dd34d6" officeooo:paragraph-rsid="02dd34d6"/>
    </style:style>
    <style:style style:name="P32" style:family="paragraph" style:parent-style-name="Standard">
      <style:paragraph-properties fo:text-align="start" style:justify-single-word="false" style:writing-mode="lr-tb"/>
      <style:text-properties officeooo:rsid="024ff9d5" officeooo:paragraph-rsid="024ff9d5"/>
    </style:style>
    <style:style style:name="P33" style:family="paragraph" style:parent-style-name="Standard">
      <style:paragraph-properties fo:text-align="start" style:justify-single-word="false" style:writing-mode="lr-tb"/>
      <style:text-properties officeooo:rsid="02839973" officeooo:paragraph-rsid="02839973"/>
    </style:style>
    <style:style style:name="P34" style:family="paragraph" style:parent-style-name="Standard">
      <style:paragraph-properties fo:text-align="start" style:justify-single-word="false" style:writing-mode="lr-tb"/>
      <style:text-properties officeooo:rsid="028a02f7" officeooo:paragraph-rsid="028a02f7"/>
    </style:style>
    <style:style style:name="P35" style:family="paragraph" style:parent-style-name="Standard">
      <style:paragraph-properties fo:text-align="start" style:justify-single-word="false" style:writing-mode="lr-tb"/>
      <style:text-properties officeooo:rsid="028f46e1" officeooo:paragraph-rsid="028f46e1"/>
    </style:style>
    <style:style style:name="P36" style:family="paragraph" style:parent-style-name="Standard">
      <style:paragraph-properties fo:text-align="start" style:justify-single-word="false" style:writing-mode="lr-tb"/>
      <style:text-properties officeooo:rsid="029b0e20" officeooo:paragraph-rsid="029b0e20"/>
    </style:style>
    <style:style style:name="P37" style:family="paragraph" style:parent-style-name="Standard">
      <style:paragraph-properties fo:text-align="start" style:justify-single-word="false" style:writing-mode="lr-tb"/>
      <style:text-properties officeooo:rsid="02a2514c" officeooo:paragraph-rsid="02a2514c"/>
    </style:style>
    <style:style style:name="P38" style:family="paragraph" style:parent-style-name="Standard">
      <style:paragraph-properties fo:text-align="start" style:justify-single-word="false" style:writing-mode="lr-tb"/>
      <style:text-properties officeooo:rsid="02a2514c" officeooo:paragraph-rsid="02b64437"/>
    </style:style>
    <style:style style:name="P39" style:family="paragraph" style:parent-style-name="Standard">
      <style:paragraph-properties fo:text-align="start" style:justify-single-word="false" style:writing-mode="lr-tb"/>
      <style:text-properties officeooo:rsid="02a3165c" officeooo:paragraph-rsid="02b64437"/>
    </style:style>
    <style:style style:name="P40" style:family="paragraph" style:parent-style-name="Standard">
      <style:paragraph-properties fo:text-align="start" style:justify-single-word="false" style:writing-mode="lr-tb"/>
      <style:text-properties officeooo:rsid="02a82853" officeooo:paragraph-rsid="02a82853"/>
    </style:style>
    <style:style style:name="P41" style:family="paragraph" style:parent-style-name="Standard">
      <style:paragraph-properties fo:text-align="start" style:justify-single-word="false" style:writing-mode="lr-tb"/>
      <style:text-properties officeooo:paragraph-rsid="02a82853"/>
    </style:style>
    <style:style style:name="P42" style:family="paragraph" style:parent-style-name="Standard">
      <style:paragraph-properties fo:text-align="start" style:justify-single-word="false" style:writing-mode="lr-tb"/>
      <style:text-properties officeooo:paragraph-rsid="02a3165c"/>
    </style:style>
    <style:style style:name="P43" style:family="paragraph" style:parent-style-name="Standard">
      <style:paragraph-properties fo:text-align="start" style:justify-single-word="false" style:writing-mode="lr-tb"/>
      <style:text-properties officeooo:rsid="02aaac98" officeooo:paragraph-rsid="02a82853"/>
    </style:style>
    <style:style style:name="P44" style:family="paragraph" style:parent-style-name="Text_20_body">
      <style:paragraph-properties fo:text-align="start" style:justify-single-word="false" style:writing-mode="lr-tb"/>
      <style:text-properties officeooo:rsid="02e53ef7" officeooo:paragraph-rsid="02e53ef7"/>
    </style:style>
    <style:style style:name="P45" style:family="paragraph" style:parent-style-name="Text_20_body">
      <style:paragraph-properties fo:text-align="start" style:justify-single-word="false" style:writing-mode="lr-tb"/>
      <style:text-properties officeooo:rsid="02ea5907" officeooo:paragraph-rsid="02ea5907"/>
    </style:style>
    <style:style style:name="P46" style:family="paragraph" style:parent-style-name="Text_20_body">
      <style:paragraph-properties fo:text-align="start" style:justify-single-word="false" style:writing-mode="lr-tb"/>
      <style:text-properties officeooo:rsid="02ea5907" officeooo:paragraph-rsid="02ebe7c8"/>
    </style:style>
    <style:style style:name="P47" style:family="paragraph" style:parent-style-name="Text_20_body">
      <style:paragraph-properties fo:text-align="start" style:justify-single-word="false" style:writing-mode="lr-tb"/>
      <style:text-properties officeooo:rsid="02ebe7c8" officeooo:paragraph-rsid="02ebe7c8"/>
    </style:style>
    <style:style style:name="P48" style:family="paragraph" style:parent-style-name="Standard">
      <style:paragraph-properties fo:margin-left="0in" fo:margin-right="0in" fo:text-align="start" style:justify-single-word="false" fo:text-indent="0in" style:auto-text-indent="false" style:writing-mode="lr-tb"/>
    </style:style>
    <style:style style:name="P49" style:family="paragraph" style:parent-style-name="Standard">
      <style:paragraph-properties fo:margin-left="0in" fo:margin-right="0in" fo:text-align="start" style:justify-single-word="false" fo:text-indent="0in" style:auto-text-indent="false" style:writing-mode="lr-tb"/>
      <style:text-properties officeooo:paragraph-rsid="02553109"/>
    </style:style>
    <style:style style:name="P50" style:family="paragraph" style:parent-style-name="Standard">
      <style:paragraph-properties fo:margin-left="0in" fo:margin-right="0in" fo:text-align="start" style:justify-single-word="false" fo:text-indent="0in" style:auto-text-indent="false" style:writing-mode="lr-tb"/>
      <style:text-properties officeooo:rsid="02553109" officeooo:paragraph-rsid="02553109"/>
    </style:style>
    <style:style style:name="P51" style:family="paragraph" style:parent-style-name="Standard">
      <style:paragraph-properties fo:margin-left="0in" fo:margin-right="0in" fo:text-align="start" style:justify-single-word="false" fo:text-indent="0in" style:auto-text-indent="false" style:writing-mode="lr-tb"/>
      <style:text-properties officeooo:rsid="02588eb3" officeooo:paragraph-rsid="025c4ca1"/>
    </style:style>
    <style:style style:name="P52" style:family="paragraph" style:parent-style-name="Standard">
      <style:paragraph-properties fo:margin-left="0in" fo:margin-right="0in" fo:text-align="start" style:justify-single-word="false" fo:text-indent="0in" style:auto-text-indent="false" style:writing-mode="lr-tb"/>
      <style:text-properties officeooo:rsid="0259c269" officeooo:paragraph-rsid="0259c269"/>
    </style:style>
    <style:style style:name="P53" style:family="paragraph" style:parent-style-name="Standard">
      <style:paragraph-properties fo:margin-left="0in" fo:margin-right="0in" fo:text-align="start" style:justify-single-word="false" fo:text-indent="0in" style:auto-text-indent="false" style:writing-mode="lr-tb"/>
      <style:text-properties officeooo:rsid="025ef2fc" officeooo:paragraph-rsid="025ef2fc"/>
    </style:style>
    <style:style style:name="P54" style:family="paragraph" style:parent-style-name="Standard">
      <style:paragraph-properties fo:margin-left="0in" fo:margin-right="0in" fo:text-align="start" style:justify-single-word="false" fo:text-indent="0in" style:auto-text-indent="false" style:writing-mode="lr-tb"/>
      <style:text-properties officeooo:rsid="0265f706" officeooo:paragraph-rsid="02673f03"/>
    </style:style>
    <style:style style:name="P55" style:family="paragraph" style:parent-style-name="Standard">
      <style:paragraph-properties fo:margin-left="0in" fo:margin-right="0in" fo:text-align="start" style:justify-single-word="false" fo:text-indent="0in" style:auto-text-indent="false" style:writing-mode="lr-tb"/>
      <style:text-properties style:font-name="Monospace" fo:font-size="12pt" officeooo:rsid="0272d252" officeooo:paragraph-rsid="0272d252" style:font-size-asian="12pt"/>
    </style:style>
    <style:style style:name="P56" style:family="paragraph" style:parent-style-name="Standard">
      <style:paragraph-properties fo:margin-left="0in" fo:margin-right="0in" fo:text-align="start" style:justify-single-word="false" fo:text-indent="0in" style:auto-text-indent="false" style:writing-mode="lr-tb"/>
      <style:text-properties style:font-name="Monospace" fo:font-size="12pt" officeooo:rsid="02774530" officeooo:paragraph-rsid="02774530" style:font-size-asian="12pt"/>
    </style:style>
    <style:style style:name="P57" style:family="paragraph" style:parent-style-name="Standard">
      <style:paragraph-properties fo:margin-left="0in" fo:margin-right="0in" fo:text-align="start" style:justify-single-word="false" fo:text-indent="0in" style:auto-text-indent="false" style:writing-mode="lr-tb"/>
      <style:text-properties officeooo:rsid="02a2514c" officeooo:paragraph-rsid="02a2514c"/>
    </style:style>
    <style:style style:name="P58" style:family="paragraph" style:parent-style-name="Standard">
      <style:paragraph-properties fo:margin-left="0in" fo:margin-right="0in" fo:text-align="start" style:justify-single-word="false" fo:text-indent="0in" style:auto-text-indent="false" style:writing-mode="lr-tb"/>
      <style:text-properties officeooo:rsid="02d1f55a" officeooo:paragraph-rsid="02d1f55a" fo:background-color="#ffff00"/>
    </style:style>
    <style:style style:name="P59" style:family="paragraph" style:parent-style-name="Standard">
      <style:paragraph-properties fo:margin-left="0in" fo:margin-right="0in" fo:text-align="end" style:justify-single-word="false" fo:text-indent="0in" style:auto-text-indent="false" style:writing-mode="rl-tb"/>
      <style:text-properties officeooo:rsid="0256a32f" officeooo:paragraph-rsid="0256a32f"/>
    </style:style>
    <style:style style:name="P60" style:family="paragraph" style:parent-style-name="Standard">
      <style:paragraph-properties fo:margin-left="0in" fo:margin-right="0in" fo:text-align="end" style:justify-single-word="false" fo:text-indent="0in" style:auto-text-indent="false" style:writing-mode="rl-tb"/>
      <style:text-properties officeooo:rsid="02588eb3" officeooo:paragraph-rsid="02588eb3"/>
    </style:style>
    <style:style style:name="P61" style:family="paragraph" style:parent-style-name="Standard">
      <style:paragraph-properties fo:margin-left="0in" fo:margin-right="0in" fo:text-align="end" style:justify-single-word="false" fo:text-indent="0in" style:auto-text-indent="false" style:writing-mode="rl-tb"/>
      <style:text-properties officeooo:rsid="025c4ca1" officeooo:paragraph-rsid="025c4ca1"/>
    </style:style>
    <style:style style:name="P62" style:family="paragraph" style:parent-style-name="Standard">
      <style:paragraph-properties fo:margin-left="0in" fo:margin-right="0in" fo:text-align="end" style:justify-single-word="false" fo:text-indent="0in" style:auto-text-indent="false" style:writing-mode="rl-tb"/>
      <style:text-properties officeooo:rsid="025c4ca1" officeooo:paragraph-rsid="02626608"/>
    </style:style>
    <style:style style:name="P63" style:family="paragraph" style:parent-style-name="Standard">
      <style:paragraph-properties fo:margin-left="0in" fo:margin-right="0in" fo:text-align="end" style:justify-single-word="false" fo:text-indent="0in" style:auto-text-indent="false" style:writing-mode="rl-tb"/>
      <style:text-properties officeooo:rsid="025ef2fc" officeooo:paragraph-rsid="025ef2fc"/>
    </style:style>
    <style:style style:name="P64" style:family="paragraph" style:parent-style-name="Standard">
      <style:paragraph-properties fo:margin-left="0in" fo:margin-right="0in" fo:text-align="end" style:justify-single-word="false" fo:text-indent="0in" style:auto-text-indent="false" style:writing-mode="rl-tb"/>
      <style:text-properties officeooo:rsid="0260f7c7" officeooo:paragraph-rsid="02681147"/>
    </style:style>
    <style:style style:name="P65" style:family="paragraph" style:parent-style-name="Standard">
      <style:paragraph-properties fo:margin-left="0in" fo:margin-right="0in" fo:text-align="end" style:justify-single-word="false" fo:text-indent="0in" style:auto-text-indent="false" style:writing-mode="rl-tb"/>
      <style:text-properties officeooo:rsid="02621c81" officeooo:paragraph-rsid="0265076f"/>
    </style:style>
    <style:style style:name="P66" style:family="paragraph" style:parent-style-name="Standard">
      <style:paragraph-properties fo:margin-left="0in" fo:margin-right="0in" fo:text-align="end" style:justify-single-word="false" fo:text-indent="0in" style:auto-text-indent="false" style:writing-mode="rl-tb"/>
      <style:text-properties officeooo:rsid="0265f706" officeooo:paragraph-rsid="02673f03"/>
    </style:style>
    <style:style style:name="P67" style:family="paragraph" style:parent-style-name="Standard">
      <style:paragraph-properties fo:margin-left="0in" fo:margin-right="0in" fo:text-align="end" style:justify-single-word="false" fo:text-indent="0in" style:auto-text-indent="false" style:writing-mode="rl-tb"/>
      <style:text-properties officeooo:rsid="026b38ed" officeooo:paragraph-rsid="026b38ed"/>
    </style:style>
    <style:style style:name="P68" style:family="paragraph" style:parent-style-name="Standard">
      <style:paragraph-properties fo:margin-left="0in" fo:margin-right="0in" fo:text-align="end" style:justify-single-word="false" fo:text-indent="0in" style:auto-text-indent="false" style:writing-mode="rl-tb"/>
      <style:text-properties style:font-name="Monospace" fo:font-size="12pt" officeooo:rsid="0272d252" officeooo:paragraph-rsid="0272d252" style:font-size-asian="12pt"/>
    </style:style>
    <style:style style:name="P69" style:family="paragraph" style:parent-style-name="Standard">
      <style:paragraph-properties fo:margin-left="0in" fo:margin-right="0in" fo:text-align="end" style:justify-single-word="false" fo:text-indent="0in" style:auto-text-indent="false" style:writing-mode="rl-tb"/>
      <style:text-properties style:font-name="Monospace" fo:font-size="12pt" officeooo:rsid="02774530" officeooo:paragraph-rsid="02774530" style:font-size-asian="12pt"/>
    </style:style>
    <style:style style:name="P70" style:family="paragraph" style:parent-style-name="Standard">
      <style:paragraph-properties fo:margin-left="0in" fo:margin-right="0in" fo:text-align="end" style:justify-single-word="false" fo:text-indent="0in" style:auto-text-indent="false" style:writing-mode="rl-tb"/>
      <style:text-properties style:font-name="Monospace" fo:font-size="12pt" officeooo:rsid="0278f2d0" officeooo:paragraph-rsid="0278f2d0" style:font-size-asian="12pt"/>
    </style:style>
    <style:style style:name="P71" style:family="paragraph" style:parent-style-name="Standard">
      <style:paragraph-properties fo:margin-left="0in" fo:margin-right="0in" fo:text-align="end" style:justify-single-word="false" fo:text-indent="0in" style:auto-text-indent="false" style:writing-mode="rl-tb"/>
      <style:text-properties officeooo:rsid="026d25f4" officeooo:paragraph-rsid="026d25f4"/>
    </style:style>
    <style:style style:name="P72" style:family="paragraph" style:parent-style-name="Standard">
      <style:paragraph-properties fo:margin-left="0in" fo:margin-right="0in" fo:text-align="end" style:justify-single-word="false" fo:text-indent="0in" style:auto-text-indent="false" style:writing-mode="rl-tb"/>
      <style:text-properties officeooo:rsid="026fcb4c" officeooo:paragraph-rsid="026fcb4c"/>
    </style:style>
    <style:style style:name="P73" style:family="paragraph" style:parent-style-name="Standard">
      <style:paragraph-properties fo:margin-left="0in" fo:margin-right="0in" fo:text-align="end" style:justify-single-word="false" fo:text-indent="0in" style:auto-text-indent="false" style:writing-mode="rl-tb"/>
      <style:text-properties officeooo:rsid="02774530" officeooo:paragraph-rsid="027a3acb"/>
    </style:style>
    <style:style style:name="P74" style:family="paragraph" style:parent-style-name="Standard">
      <style:paragraph-properties fo:margin-left="0in" fo:margin-right="0in" fo:text-align="end" style:justify-single-word="false" fo:text-indent="0in" style:auto-text-indent="false" style:writing-mode="rl-tb"/>
      <style:text-properties officeooo:rsid="0282c640" officeooo:paragraph-rsid="0282c640"/>
    </style:style>
    <style:style style:name="P75" style:family="paragraph" style:parent-style-name="Standard">
      <style:paragraph-properties fo:margin-left="0in" fo:margin-right="0in" fo:text-align="end" style:justify-single-word="false" fo:text-indent="0in" style:auto-text-indent="false" style:writing-mode="rl-tb"/>
      <style:text-properties officeooo:rsid="02a0c05b" officeooo:paragraph-rsid="02a0c05b"/>
    </style:style>
    <style:style style:name="P76" style:family="paragraph" style:parent-style-name="Standard">
      <style:paragraph-properties fo:margin-left="0in" fo:margin-right="0in" fo:text-align="end" style:justify-single-word="false" fo:text-indent="0in" style:auto-text-indent="false" style:writing-mode="rl-tb"/>
      <style:text-properties officeooo:rsid="02ac2867" officeooo:paragraph-rsid="02ac2867"/>
    </style:style>
    <style:style style:name="P77" style:family="paragraph" style:parent-style-name="Standard">
      <style:paragraph-properties fo:margin-left="0in" fo:margin-right="0in" fo:text-align="end" style:justify-single-word="false" fo:text-indent="0in" style:auto-text-indent="false" style:writing-mode="rl-tb"/>
      <style:text-properties officeooo:rsid="02bf7da9" officeooo:paragraph-rsid="02bf7da9"/>
    </style:style>
    <style:style style:name="P78" style:family="paragraph" style:parent-style-name="Standard">
      <style:paragraph-properties fo:margin-left="0in" fo:margin-right="0in" fo:text-align="end" style:justify-single-word="false" fo:text-indent="0in" style:auto-text-indent="false" style:writing-mode="rl-tb"/>
      <style:text-properties officeooo:rsid="02c3e1fe" officeooo:paragraph-rsid="02c3e1fe"/>
    </style:style>
    <style:style style:name="P79" style:family="paragraph" style:parent-style-name="Standard">
      <style:paragraph-properties fo:margin-left="0in" fo:margin-right="0in" fo:text-align="end" style:justify-single-word="false" fo:text-indent="0in" style:auto-text-indent="false" style:writing-mode="rl-tb"/>
      <style:text-properties officeooo:rsid="02c3e1fe" officeooo:paragraph-rsid="02c61052"/>
    </style:style>
    <style:style style:name="P80" style:family="paragraph" style:parent-style-name="Standard">
      <style:paragraph-properties fo:margin-left="0in" fo:margin-right="0in" fo:text-align="end" style:justify-single-word="false" fo:text-indent="0in" style:auto-text-indent="false" style:writing-mode="rl-tb"/>
      <style:text-properties officeooo:rsid="02c5d175" officeooo:paragraph-rsid="02c892d9"/>
    </style:style>
    <style:style style:name="P81" style:family="paragraph" style:parent-style-name="Standard">
      <style:paragraph-properties fo:margin-left="0in" fo:margin-right="0in" fo:text-align="end" style:justify-single-word="false" fo:text-indent="0in" style:auto-text-indent="false" style:writing-mode="rl-tb"/>
      <style:text-properties officeooo:rsid="02c5d175" officeooo:paragraph-rsid="02cc6193"/>
    </style:style>
    <style:style style:name="P82" style:family="paragraph" style:parent-style-name="Standard">
      <style:paragraph-properties fo:margin-left="0in" fo:margin-right="0in" fo:text-align="end" style:justify-single-word="false" fo:text-indent="0in" style:auto-text-indent="false" style:writing-mode="rl-tb"/>
      <style:text-properties officeooo:rsid="02ce4c28" officeooo:paragraph-rsid="026d25f4"/>
    </style:style>
    <style:style style:name="P83" style:family="paragraph" style:parent-style-name="Standard">
      <style:paragraph-properties fo:margin-left="0in" fo:margin-right="0in" fo:text-align="end" style:justify-single-word="false" fo:text-indent="0in" style:auto-text-indent="false" style:writing-mode="rl-tb"/>
      <style:text-properties officeooo:rsid="02d038d7" officeooo:paragraph-rsid="02d038d7"/>
    </style:style>
    <style:style style:name="P84" style:family="paragraph" style:parent-style-name="Standard">
      <style:paragraph-properties fo:margin-left="0in" fo:margin-right="0in" fo:text-align="end" style:justify-single-word="false" fo:text-indent="0in" style:auto-text-indent="false" style:writing-mode="rl-tb"/>
      <style:text-properties officeooo:rsid="02d038d7" officeooo:paragraph-rsid="02d038d7" fo:background-color="#ffff00"/>
    </style:style>
    <style:style style:name="P85" style:family="paragraph" style:parent-style-name="Standard">
      <style:paragraph-properties fo:margin-left="0in" fo:margin-right="0in" fo:text-align="end" style:justify-single-word="false" fo:text-indent="0in" style:auto-text-indent="false" style:writing-mode="rl-tb"/>
      <style:text-properties officeooo:rsid="02d20cfd" officeooo:paragraph-rsid="02d20cfd"/>
    </style:style>
    <style:style style:name="P86" style:family="paragraph" style:parent-style-name="Standard">
      <style:paragraph-properties fo:margin-left="0in" fo:margin-right="0in" fo:text-align="end" style:justify-single-word="false" fo:text-indent="0in" style:auto-text-indent="false" style:writing-mode="rl-tb"/>
      <style:text-properties officeooo:rsid="02d3a79a" officeooo:paragraph-rsid="02d3a79a"/>
    </style:style>
    <style:style style:name="P87" style:family="paragraph" style:parent-style-name="Heading_20_2">
      <style:paragraph-properties fo:margin-left="0in" fo:margin-right="0in" fo:text-align="end" style:justify-single-word="false" fo:text-indent="0in" style:auto-text-indent="false" style:writing-mode="rl-tb"/>
      <style:text-properties fo:font-size="16pt" officeooo:rsid="02553109" officeooo:paragraph-rsid="026bba7d" style:font-size-asian="16pt" style:font-size-complex="16pt"/>
    </style:style>
    <style:style style:name="P88" style:family="paragraph" style:parent-style-name="Heading_20_2">
      <style:paragraph-properties fo:margin-left="0in" fo:margin-right="0in" fo:text-align="end" style:justify-single-word="false" fo:text-indent="0in" style:auto-text-indent="false" style:writing-mode="rl-tb"/>
      <style:text-properties officeooo:rsid="02c3e1fe" officeooo:paragraph-rsid="02c3e1fe"/>
    </style:style>
    <style:style style:name="P89" style:family="paragraph" style:parent-style-name="Heading_20_2">
      <style:paragraph-properties fo:margin-left="0in" fo:margin-right="0in" fo:text-align="end" style:justify-single-word="false" fo:text-indent="0in" style:auto-text-indent="false" style:writing-mode="rl-tb"/>
      <style:text-properties officeooo:rsid="02ce4c28" officeooo:paragraph-rsid="02ce4c28"/>
    </style:style>
    <style:style style:name="P90" style:family="paragraph" style:parent-style-name="Text_20_body">
      <style:text-properties officeooo:rsid="024e2d59" officeooo:paragraph-rsid="024e2d59"/>
    </style:style>
    <style:style style:name="P91" style:family="paragraph" style:parent-style-name="Text_20_body">
      <style:text-properties officeooo:rsid="024ff9d5" officeooo:paragraph-rsid="02553109"/>
    </style:style>
    <style:style style:name="P92" style:family="paragraph" style:parent-style-name="Text_20_body">
      <style:text-properties officeooo:rsid="027e103b" officeooo:paragraph-rsid="027e103b"/>
    </style:style>
    <style:style style:name="P93" style:family="paragraph" style:parent-style-name="Text_20_body">
      <style:text-properties officeooo:rsid="027ea998" officeooo:paragraph-rsid="027ea998"/>
    </style:style>
    <style:style style:name="P94" style:family="paragraph" style:parent-style-name="Text_20_body">
      <style:text-properties officeooo:rsid="02839973" officeooo:paragraph-rsid="02839973"/>
    </style:style>
    <style:style style:name="P95" style:family="paragraph" style:parent-style-name="Text_20_body">
      <style:text-properties officeooo:rsid="02a2514c" officeooo:paragraph-rsid="02a2514c"/>
    </style:style>
    <style:style style:name="P96" style:family="paragraph" style:parent-style-name="Text_20_body">
      <style:text-properties officeooo:rsid="02d0110f" officeooo:paragraph-rsid="02d0110f"/>
    </style:style>
    <style:style style:name="P97" style:family="paragraph" style:parent-style-name="Text_20_body">
      <style:text-properties officeooo:rsid="02e53ef7" officeooo:paragraph-rsid="02e53ef7"/>
    </style:style>
    <style:style style:name="P98" style:family="paragraph" style:parent-style-name="Text_20_body">
      <style:text-properties officeooo:rsid="02e53ef7" officeooo:paragraph-rsid="02ea5907"/>
    </style:style>
    <style:style style:name="P99" style:family="paragraph" style:parent-style-name="Heading_20_2">
      <style:text-properties fo:font-size="16pt" style:font-size-asian="16pt" style:font-size-complex="16pt"/>
    </style:style>
    <style:style style:name="P100" style:family="paragraph" style:parent-style-name="Heading_20_2">
      <style:text-properties officeooo:rsid="0280840f" officeooo:paragraph-rsid="0280840f"/>
    </style:style>
    <style:style style:name="P101" style:family="paragraph" style:parent-style-name="Heading_20_2">
      <style:text-properties officeooo:paragraph-rsid="02839973"/>
    </style:style>
    <style:style style:name="P102" style:family="paragraph" style:parent-style-name="Heading_20_2">
      <style:text-properties officeooo:rsid="029f1702" officeooo:paragraph-rsid="029f1702"/>
    </style:style>
    <style:style style:name="P103" style:family="paragraph" style:parent-style-name="Heading_20_2">
      <style:text-properties officeooo:rsid="02d3a79a" officeooo:paragraph-rsid="02d3a79a"/>
    </style:style>
    <style:style style:name="P104" style:family="paragraph" style:parent-style-name="Heading_20_2">
      <style:text-properties officeooo:rsid="02e1b798" officeooo:paragraph-rsid="02e1b798"/>
    </style:style>
    <style:style style:name="P105" style:family="paragraph" style:parent-style-name="Text_20_body" style:list-style-name="L2">
      <style:text-properties officeooo:rsid="027ea998" officeooo:paragraph-rsid="027ea998"/>
    </style:style>
    <style:style style:name="P106" style:family="paragraph" style:parent-style-name="Text_20_body">
      <style:text-properties officeooo:rsid="02bfe039" officeooo:paragraph-rsid="02d0110f"/>
    </style:style>
    <style:style style:name="P107" style:family="paragraph" style:parent-style-name="Text_20_body">
      <style:paragraph-properties fo:text-align="end" style:justify-single-word="false" style:writing-mode="rl-tb"/>
      <style:text-properties officeooo:rsid="02ebe7c8" officeooo:paragraph-rsid="02ebe7c8"/>
    </style:style>
    <style:style style:name="P108" style:family="paragraph" style:parent-style-name="Text_20_body">
      <style:paragraph-properties fo:text-align="end" style:justify-single-word="false" style:writing-mode="rl-tb"/>
      <style:text-properties officeooo:rsid="02ec4806" officeooo:paragraph-rsid="02ec4806"/>
    </style:style>
    <style:style style:name="P109" style:family="paragraph" style:parent-style-name="Text_20_body">
      <style:paragraph-properties fo:text-align="end" style:justify-single-word="false" style:writing-mode="rl-tb"/>
      <style:text-properties officeooo:rsid="02ec4806" officeooo:paragraph-rsid="02f64bbc"/>
    </style:style>
    <style:style style:name="P110" style:family="paragraph" style:parent-style-name="Text_20_body">
      <style:paragraph-properties fo:text-align="end" style:justify-single-word="false" style:writing-mode="rl-tb"/>
      <style:text-properties officeooo:rsid="02efdb8c" officeooo:paragraph-rsid="02ebe7c8"/>
    </style:style>
    <style:style style:name="P111" style:family="paragraph" style:parent-style-name="Text_20_body">
      <style:paragraph-properties fo:text-align="end" style:justify-single-word="false" style:writing-mode="rl-tb"/>
      <style:text-properties officeooo:rsid="02f12b96" officeooo:paragraph-rsid="02f840f3"/>
    </style:style>
    <style:style style:name="P112" style:family="paragraph" style:parent-style-name="Text_20_body" style:list-style-name="L4">
      <style:paragraph-properties fo:text-align="start" style:justify-single-word="false" style:writing-mode="lr-tb"/>
      <style:text-properties officeooo:rsid="02ebe7c8" officeooo:paragraph-rsid="02ec4806"/>
    </style:style>
    <style:style style:name="P113" style:family="paragraph" style:parent-style-name="Text_20_body" style:list-style-name="L4">
      <style:paragraph-properties fo:text-align="start" style:justify-single-word="false" style:writing-mode="lr-tb"/>
      <style:text-properties officeooo:rsid="02ec4806" officeooo:paragraph-rsid="02ec4806"/>
    </style:style>
    <style:style style:name="P114" style:family="paragraph" style:parent-style-name="Text_20_body" style:list-style-name="L5">
      <style:paragraph-properties fo:text-align="start" style:justify-single-word="false" style:writing-mode="lr-tb"/>
      <style:text-properties fo:font-size="12pt" officeooo:rsid="00eb6387" officeooo:paragraph-rsid="00eb6387" style:font-size-asian="12pt" style:font-size-complex="12pt"/>
    </style:style>
    <style:style style:name="P115" style:family="paragraph" style:parent-style-name="Text_20_body" style:list-style-name="L5">
      <style:paragraph-properties fo:text-align="start" style:justify-single-word="false" style:writing-mode="lr-tb"/>
      <style:text-properties fo:font-size="12pt" officeooo:rsid="00eb6387" officeooo:paragraph-rsid="02e7512e" style:font-size-asian="12pt" style:font-size-complex="12pt"/>
    </style:style>
    <style:style style:name="P116" style:family="paragraph" style:parent-style-name="Text_20_body" style:list-style-name="L5">
      <style:paragraph-properties fo:text-align="start" style:justify-single-word="false" style:writing-mode="lr-tb"/>
      <style:text-properties fo:font-size="12pt" officeooo:rsid="01de1456" officeooo:paragraph-rsid="01de1456" style:font-size-asian="12pt" style:font-size-complex="12pt"/>
    </style:style>
    <style:style style:name="P117" style:family="paragraph" style:parent-style-name="Text_20_body" style:list-style-name="L5">
      <style:paragraph-properties fo:text-align="start" style:justify-single-word="false" style:writing-mode="lr-tb"/>
      <style:text-properties fo:font-size="12pt" officeooo:rsid="02f2452f" officeooo:paragraph-rsid="02f459d0" style:font-size-asian="12pt" style:font-size-complex="12pt"/>
    </style:style>
    <style:style style:name="P118" style:family="paragraph" style:parent-style-name="Text_20_body" style:list-style-name="L5">
      <style:paragraph-properties fo:text-align="start" style:justify-single-word="false" style:writing-mode="lr-tb"/>
      <style:text-properties fo:font-size="12pt" officeooo:rsid="0248dc6e" officeooo:paragraph-rsid="0248dc6e" style:font-size-asian="12pt" style:font-size-complex="12pt"/>
    </style:style>
    <style:style style:name="P119" style:family="paragraph" style:parent-style-name="Text_20_body" style:list-style-name="L5">
      <style:paragraph-properties fo:text-align="start" style:justify-single-word="false" style:writing-mode="lr-tb"/>
      <style:text-properties fo:font-size="12pt" officeooo:rsid="024c84d2" officeooo:paragraph-rsid="024c84d2" style:font-size-asian="12pt" style:font-size-complex="12pt"/>
    </style:style>
    <style:style style:name="P120" style:family="paragraph" style:parent-style-name="Text_20_body" style:list-style-name="L5">
      <style:paragraph-properties fo:text-align="start" style:justify-single-word="false" style:writing-mode="lr-tb"/>
      <style:text-properties fo:font-size="12pt" officeooo:rsid="02910a9f" officeooo:paragraph-rsid="02910a9f" style:font-size-asian="12pt" style:font-size-complex="12pt"/>
    </style:style>
    <style:style style:name="P121" style:family="paragraph" style:parent-style-name="Text_20_body" style:list-style-name="L5">
      <style:paragraph-properties fo:text-align="start" style:justify-single-word="false" style:writing-mode="lr-tb"/>
      <style:text-properties fo:font-size="12pt" officeooo:rsid="02f42ee4" officeooo:paragraph-rsid="02f42ee4" style:font-size-asian="12pt" style:font-size-complex="12pt"/>
    </style:style>
    <style:style style:name="P122" style:family="paragraph" style:parent-style-name="Text_20_body" style:list-style-name="L5">
      <style:paragraph-properties fo:text-align="start" style:justify-single-word="false" style:writing-mode="lr-tb"/>
      <style:text-properties fo:font-size="12pt" officeooo:rsid="01e3a348" officeooo:paragraph-rsid="01e3a348" style:font-size-asian="12pt" style:font-size-complex="12pt"/>
    </style:style>
    <style:style style:name="P123" style:family="paragraph" style:parent-style-name="Text_20_body" style:list-style-name="L5">
      <style:paragraph-properties fo:text-align="start" style:justify-single-word="false" style:writing-mode="lr-tb"/>
      <style:text-properties fo:font-size="12pt" officeooo:rsid="02fabe2f" officeooo:paragraph-rsid="02fabe2f" style:font-size-asian="12pt" style:font-size-complex="12pt"/>
    </style:style>
    <style:style style:name="P124" style:family="paragraph" style:parent-style-name="Heading_20_1">
      <style:text-properties officeooo:rsid="024697f7" officeooo:paragraph-rsid="024697f7"/>
    </style:style>
    <style:style style:name="P125" style:family="paragraph" style:parent-style-name="Standard">
      <style:paragraph-properties fo:margin-left="0in" fo:margin-right="0in" fo:text-align="start" style:justify-single-word="false" fo:text-indent="0in" style:auto-text-indent="false" style:writing-mode="lr-tb"/>
      <style:text-properties fo:color="#000000" style:font-name="Monospace" fo:font-size="12pt" officeooo:rsid="0256971d" officeooo:paragraph-rsid="02588eb3" style:font-size-asian="12pt"/>
    </style:style>
    <style:style style:name="P126" style:family="paragraph" style:parent-style-name="Standard">
      <style:paragraph-properties fo:margin-left="0in" fo:margin-right="0in" fo:text-align="start" style:justify-single-word="false" fo:text-indent="0in" style:auto-text-indent="false" style:writing-mode="lr-tb"/>
      <style:text-properties fo:color="#000000" style:font-name="Monospace" fo:font-size="12pt" officeooo:rsid="02553109" officeooo:paragraph-rsid="02553109" style:font-size-asian="12pt"/>
    </style:style>
    <style:style style:name="P127" style:family="paragraph" style:parent-style-name="Standard">
      <style:paragraph-properties fo:margin-left="0in" fo:margin-right="0in" fo:text-align="start" style:justify-single-word="false" fo:text-indent="0in" style:auto-text-indent="false" style:writing-mode="lr-tb"/>
      <style:text-properties fo:color="#000000" style:font-name="Monospace" fo:font-size="12pt" officeooo:rsid="0256a32f" officeooo:paragraph-rsid="0256a32f" style:font-size-asian="12pt"/>
    </style:style>
    <style:style style:name="P128" style:family="paragraph" style:parent-style-name="Standard">
      <style:paragraph-properties fo:margin-left="0in" fo:margin-right="0in" fo:text-align="start" style:justify-single-word="false" fo:text-indent="0in" style:auto-text-indent="false" style:writing-mode="lr-tb"/>
      <style:text-properties fo:color="#000000" style:font-name="Monospace" fo:font-size="12pt" officeooo:rsid="025c4ca1" officeooo:paragraph-rsid="025c4ca1" style:font-size-asian="12pt"/>
    </style:style>
    <style:style style:name="P129" style:family="paragraph" style:parent-style-name="Standard">
      <style:paragraph-properties fo:margin-left="0in" fo:margin-right="0in" fo:text-align="start" style:justify-single-word="false" fo:text-indent="0in" style:auto-text-indent="false" style:writing-mode="lr-tb"/>
      <style:text-properties fo:color="#000000" style:font-name="Monospace" fo:font-size="12pt" style:font-size-asian="12pt"/>
    </style:style>
    <style:style style:name="P130" style:family="paragraph" style:parent-style-name="Standard">
      <style:paragraph-properties fo:margin-left="0in" fo:margin-right="0in" fo:text-align="start" style:justify-single-word="false" fo:text-indent="0in" style:auto-text-indent="false" style:writing-mode="lr-tb"/>
      <style:text-properties fo:color="#000000" style:font-name="Monospace" fo:font-size="12pt" officeooo:rsid="025ef2fc" officeooo:paragraph-rsid="025ef2fc" style:font-size-asian="12pt"/>
    </style:style>
    <style:style style:name="P131"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553109" officeooo:paragraph-rsid="02553109" style:font-size-asian="12pt"/>
    </style:style>
    <style:style style:name="P132"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56a32f" officeooo:paragraph-rsid="0256a32f" style:font-size-asian="12pt"/>
    </style:style>
    <style:style style:name="P133"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59c269" officeooo:paragraph-rsid="02a30eab" style:font-size-asian="12pt"/>
    </style:style>
    <style:style style:name="P134"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59c269" officeooo:paragraph-rsid="0259c269" style:font-size-asian="12pt"/>
    </style:style>
    <style:style style:name="P135"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6253e2" officeooo:paragraph-rsid="026253e2" style:font-size-asian="12pt"/>
    </style:style>
    <style:style style:name="P136"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5cb43d" officeooo:paragraph-rsid="025cb43d" style:font-size-asian="12pt"/>
    </style:style>
    <style:style style:name="P137"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715c4f" officeooo:paragraph-rsid="026fcb4c" style:font-size-asian="12pt"/>
    </style:style>
    <style:style style:name="P138"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5e3dc2" officeooo:paragraph-rsid="025e3dc2" style:font-size-asian="12pt"/>
    </style:style>
    <style:style style:name="P139"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5fdb4c" officeooo:paragraph-rsid="025fdb4c" style:font-size-asian="12pt"/>
    </style:style>
    <style:style style:name="P140"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82c640" officeooo:paragraph-rsid="0282c640" style:font-size-asian="12pt"/>
    </style:style>
    <style:style style:name="P141"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60f7c7" officeooo:paragraph-rsid="025fdb4c" style:font-size-asian="12pt"/>
    </style:style>
    <style:style style:name="P142"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65f706" officeooo:paragraph-rsid="0265076f" style:font-size-asian="12pt"/>
    </style:style>
    <style:style style:name="P143"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65f706" officeooo:paragraph-rsid="02681147" style:font-size-asian="12pt"/>
    </style:style>
    <style:style style:name="P144"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7a3acb" officeooo:paragraph-rsid="027a3acb" style:font-size-asian="12pt"/>
    </style:style>
    <style:style style:name="P145"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d3a79a" officeooo:paragraph-rsid="02d3a79a" style:font-size-asian="12pt"/>
    </style:style>
    <style:style style:name="P146"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dfb86e" officeooo:paragraph-rsid="02dfb86e" style:font-size-asian="12pt"/>
    </style:style>
    <style:style style:name="P147" style:family="paragraph" style:parent-style-name="Standard">
      <style:paragraph-properties fo:margin-left="0in" fo:margin-right="0in" fo:text-align="end" style:justify-single-word="false" fo:text-indent="0in" style:auto-text-indent="false" style:writing-mode="rl-tb"/>
      <style:text-properties fo:color="#000000" style:font-name="Monospace" fo:font-size="12pt" officeooo:rsid="02d20cfd" officeooo:paragraph-rsid="02d20cfd" fo:background-color="#e8f2fe" style:font-size-asian="12pt"/>
    </style:style>
    <style:style style:name="P148" style:family="paragraph" style:parent-style-name="Standard">
      <style:paragraph-properties fo:margin-left="0in" fo:margin-right="0in" fo:text-align="end" style:justify-single-word="false" fo:text-indent="0in" style:auto-text-indent="false" style:writing-mode="rl-tb"/>
      <style:text-properties officeooo:rsid="02c892d9" officeooo:paragraph-rsid="02c892d9"/>
    </style:style>
    <style:style style:name="P149" style:family="paragraph" style:parent-style-name="Standard" style:list-style-name="L1">
      <style:paragraph-properties fo:text-align="end" style:justify-single-word="false" style:writing-mode="rl-tb"/>
      <style:text-properties fo:color="#000000" style:font-name="Monospace" fo:font-size="12pt" officeooo:rsid="02ace36b" officeooo:paragraph-rsid="02ace36b" style:font-size-asian="12pt"/>
    </style:style>
    <style:style style:name="P150" style:family="paragraph" style:parent-style-name="Standard">
      <style:paragraph-properties fo:text-align="end" style:justify-single-word="false" style:writing-mode="rl-tb"/>
      <style:text-properties fo:color="#000000" style:font-name="Monospace" fo:font-size="12pt" officeooo:rsid="02ace36b" officeooo:paragraph-rsid="02ace36b" style:font-size-asian="12pt"/>
    </style:style>
    <style:style style:name="P151" style:family="paragraph" style:parent-style-name="Standard">
      <style:paragraph-properties fo:text-align="end" style:justify-single-word="false" style:writing-mode="rl-tb"/>
      <style:text-properties fo:color="#000000" style:font-name="Monospace" fo:font-size="12pt" officeooo:rsid="02a3165c" officeooo:paragraph-rsid="02a3165c" style:font-size-asian="12pt"/>
    </style:style>
    <style:style style:name="P152" style:family="paragraph" style:parent-style-name="Standard">
      <style:paragraph-properties fo:text-align="end" style:justify-single-word="false" style:writing-mode="rl-tb"/>
      <style:text-properties fo:color="#000000" style:font-name="Monospace" fo:font-size="12pt" officeooo:rsid="02b9b6b6" officeooo:paragraph-rsid="02b7da21" style:font-size-asian="12pt"/>
    </style:style>
    <style:style style:name="P153" style:family="paragraph" style:parent-style-name="Standard">
      <style:paragraph-properties fo:text-align="end" style:justify-single-word="false" style:writing-mode="rl-tb"/>
      <style:text-properties fo:color="#000000" style:font-name="Monospace" fo:font-size="12pt" officeooo:rsid="02d53c62" officeooo:paragraph-rsid="02d53c62" style:font-size-asian="12pt"/>
    </style:style>
    <style:style style:name="P154" style:family="paragraph" style:parent-style-name="Standard">
      <style:paragraph-properties fo:text-align="end" style:justify-single-word="false" style:writing-mode="rl-tb"/>
      <style:text-properties fo:color="#000000" style:font-name="Monospace" fo:font-size="12pt" officeooo:rsid="02d96608" officeooo:paragraph-rsid="02d96608" style:font-size-asian="12pt"/>
    </style:style>
    <style:style style:name="P155" style:family="paragraph" style:parent-style-name="Standard">
      <style:paragraph-properties fo:text-align="end" style:justify-single-word="false" style:writing-mode="rl-tb"/>
      <style:text-properties fo:color="#000000" style:font-name="Monospace" fo:font-size="12pt" officeooo:rsid="02da9ab3" officeooo:paragraph-rsid="02d96608" style:font-size-asian="12pt"/>
    </style:style>
    <style:style style:name="P156" style:family="paragraph" style:parent-style-name="Standard">
      <style:paragraph-properties fo:text-align="end" style:justify-single-word="false" style:writing-mode="rl-tb"/>
      <style:text-properties fo:color="#000000" style:font-name="Monospace" fo:font-size="12pt" officeooo:rsid="02d9bd38" officeooo:paragraph-rsid="02d96608" style:font-size-asian="12pt"/>
    </style:style>
    <style:style style:name="P157" style:family="paragraph" style:parent-style-name="Standard">
      <style:paragraph-properties fo:text-align="end" style:justify-single-word="false" style:writing-mode="rl-tb"/>
      <style:text-properties officeooo:rsid="028f46e1" officeooo:paragraph-rsid="028d96d6"/>
    </style:style>
    <style:style style:name="P158" style:family="paragraph" style:parent-style-name="Standard" style:list-style-name="L3">
      <style:paragraph-properties fo:text-align="end" style:justify-single-word="false" style:writing-mode="rl-tb"/>
      <style:text-properties officeooo:rsid="029ba77c" officeooo:paragraph-rsid="029ba77c"/>
    </style:style>
    <style:style style:name="P159" style:family="paragraph" style:parent-style-name="Standard">
      <style:paragraph-properties fo:text-align="start" style:justify-single-word="false" style:writing-mode="lr-tb"/>
      <style:text-properties fo:color="#000000" style:font-name="Monospace" fo:font-size="12pt" officeooo:rsid="02a3165c" officeooo:paragraph-rsid="02a2514c" style:font-size-asian="12pt"/>
    </style:style>
    <style:style style:name="P160" style:family="paragraph" style:parent-style-name="Standard" style:list-style-name="L4">
      <style:paragraph-properties fo:text-align="start" style:justify-single-word="false" style:writing-mode="lr-tb"/>
      <style:text-properties officeooo:rsid="02ebe7c8" officeooo:paragraph-rsid="02ec4806"/>
    </style:style>
    <style:style style:name="P161" style:family="paragraph" style:parent-style-name="Standard" style:list-style-name="L5">
      <style:paragraph-properties fo:text-align="start" style:justify-single-word="false" style:writing-mode="lr-tb"/>
      <style:text-properties fo:font-variant="normal" fo:text-transform="none" fo:color="#1155cc" style:font-name="arial" fo:font-size="12pt" fo:letter-spacing="normal" fo:font-style="normal" fo:font-weight="normal" officeooo:rsid="01b02017" officeooo:paragraph-rsid="01b02017" style:font-size-asian="12pt" style:font-weight-asian="normal" style:font-size-complex="12pt" style:font-weight-complex="normal"/>
    </style:style>
    <style:style style:name="T1" style:family="text">
      <style:text-properties fo:font-size="10pt" fo:font-style="italic" style:text-underline-style="none" officeooo:rsid="0137f4f4" style:font-size-asian="10pt" style:font-style-asian="italic" style:font-size-complex="10pt" style:font-style-complex="italic"/>
    </style:style>
    <style:style style:name="T2" style:family="text">
      <style:text-properties fo:font-weight="bold" style:font-weight-asian="bold" style:font-weight-complex="bold"/>
    </style:style>
    <style:style style:name="T3" style:family="text">
      <style:text-properties fo:font-weight="bold" officeooo:rsid="02523e11" style:font-weight-asian="bold" style:font-weight-complex="bold"/>
    </style:style>
    <style:style style:name="T4" style:family="text">
      <style:text-properties fo:font-weight="bold" officeooo:rsid="02cc6193" style:font-weight-asian="bold" style:font-weight-complex="bold"/>
    </style:style>
    <style:style style:name="T5" style:family="text">
      <style:text-properties fo:font-weight="bold" officeooo:rsid="02de2afe" style:font-weight-asian="bold" style:font-weight-complex="bold"/>
    </style:style>
    <style:style style:name="T6" style:family="text">
      <style:text-properties fo:font-weight="bold" officeooo:rsid="02ea5907" style:font-weight-asian="bold" style:font-weight-complex="bold"/>
    </style:style>
    <style:style style:name="T7" style:family="text">
      <style:text-properties fo:color="#000000"/>
    </style:style>
    <style:style style:name="T8" style:family="text">
      <style:text-properties fo:color="#000000" style:font-name="Monospace" fo:font-size="12pt" style:font-size-asian="12pt"/>
    </style:style>
    <style:style style:name="T9" style:family="text">
      <style:text-properties fo:color="#000000" style:font-name="Monospace" fo:font-size="12pt" officeooo:rsid="02553109" style:font-size-asian="12pt"/>
    </style:style>
    <style:style style:name="T10" style:family="text">
      <style:text-properties fo:color="#000000" style:font-name="Monospace" fo:font-size="12pt" officeooo:rsid="0256971d" style:font-size-asian="12pt"/>
    </style:style>
    <style:style style:name="T11" style:family="text">
      <style:text-properties fo:color="#000000" style:font-name="Monospace" fo:font-size="12pt" officeooo:rsid="02588eb3" style:font-size-asian="12pt"/>
    </style:style>
    <style:style style:name="T12" style:family="text">
      <style:text-properties fo:color="#000000" style:font-name="Monospace" fo:font-size="12pt" officeooo:rsid="0259c269" style:font-size-asian="12pt"/>
    </style:style>
    <style:style style:name="T13" style:family="text">
      <style:text-properties fo:color="#000000" style:font-name="Monospace" fo:font-size="12pt" officeooo:rsid="025c4ca1" style:font-size-asian="12pt"/>
    </style:style>
    <style:style style:name="T14" style:family="text">
      <style:text-properties fo:color="#000000" style:font-name="Monospace" fo:font-size="12pt" officeooo:rsid="025cb43d" style:font-size-asian="12pt"/>
    </style:style>
    <style:style style:name="T15" style:family="text">
      <style:text-properties fo:color="#000000" style:font-name="Monospace" fo:font-size="12pt" officeooo:rsid="025e3dc2" style:font-size-asian="12pt"/>
    </style:style>
    <style:style style:name="T16" style:family="text">
      <style:text-properties fo:color="#000000" style:font-name="Monospace" fo:font-size="12pt" officeooo:rsid="025e45cf" style:font-size-asian="12pt"/>
    </style:style>
    <style:style style:name="T17" style:family="text">
      <style:text-properties fo:color="#000000" style:font-name="Monospace" fo:font-size="12pt" officeooo:rsid="025ef2fc" style:font-size-asian="12pt"/>
    </style:style>
    <style:style style:name="T18" style:family="text">
      <style:text-properties fo:color="#000000" style:font-name="Monospace" fo:font-size="12pt" officeooo:rsid="026253e2" style:font-size-asian="12pt"/>
    </style:style>
    <style:style style:name="T19" style:family="text">
      <style:text-properties fo:color="#000000" style:font-name="Monospace" fo:font-size="12pt" officeooo:rsid="02646ea7" style:font-size-asian="12pt"/>
    </style:style>
    <style:style style:name="T20" style:family="text">
      <style:text-properties fo:color="#000000" style:font-name="Monospace" fo:font-size="12pt" officeooo:rsid="0264c7a5" style:font-size-asian="12pt"/>
    </style:style>
    <style:style style:name="T21" style:family="text">
      <style:text-properties fo:color="#000000" style:font-name="Monospace" fo:font-size="12pt" officeooo:rsid="0265076f" style:font-size-asian="12pt"/>
    </style:style>
    <style:style style:name="T22" style:family="text">
      <style:text-properties fo:color="#000000" style:font-name="Monospace" fo:font-size="12pt" officeooo:rsid="0265f706" style:font-size-asian="12pt"/>
    </style:style>
    <style:style style:name="T23" style:family="text">
      <style:text-properties fo:color="#000000" style:font-name="Monospace" fo:font-size="12pt" officeooo:rsid="02673f03" style:font-size-asian="12pt"/>
    </style:style>
    <style:style style:name="T24" style:family="text">
      <style:text-properties fo:color="#000000" style:font-name="Monospace" fo:font-size="12pt" officeooo:rsid="02681147" style:font-size-asian="12pt"/>
    </style:style>
    <style:style style:name="T25" style:family="text">
      <style:text-properties fo:color="#000000" style:font-name="Monospace" fo:font-size="12pt" officeooo:rsid="02693194" style:font-size-asian="12pt"/>
    </style:style>
    <style:style style:name="T26" style:family="text">
      <style:text-properties fo:color="#000000" style:font-name="Monospace" fo:font-size="12pt" officeooo:rsid="026a696a" style:font-size-asian="12pt"/>
    </style:style>
    <style:style style:name="T27" style:family="text">
      <style:text-properties fo:color="#000000" style:font-name="Monospace" fo:font-size="12pt" officeooo:rsid="02715c4f" style:font-size-asian="12pt"/>
    </style:style>
    <style:style style:name="T28" style:family="text">
      <style:text-properties fo:color="#000000" style:font-name="Monospace" fo:font-size="12pt" officeooo:rsid="02774530" style:font-size-asian="12pt"/>
    </style:style>
    <style:style style:name="T29" style:family="text">
      <style:text-properties fo:color="#000000" style:font-name="Monospace" fo:font-size="12pt" officeooo:rsid="027a3acb" style:font-size-asian="12pt"/>
    </style:style>
    <style:style style:name="T30" style:family="text">
      <style:text-properties fo:color="#000000" style:font-name="Monospace" fo:font-size="12pt" officeooo:rsid="028be017" style:font-size-asian="12pt"/>
    </style:style>
    <style:style style:name="T31" style:family="text">
      <style:text-properties fo:color="#000000" style:font-name="Monospace" fo:font-size="12pt" officeooo:rsid="029b0e20" style:font-size-asian="12pt"/>
    </style:style>
    <style:style style:name="T32" style:family="text">
      <style:text-properties fo:color="#000000" style:font-name="Monospace" fo:font-size="12pt" officeooo:rsid="02a0c05b" style:font-size-asian="12pt"/>
    </style:style>
    <style:style style:name="T33" style:family="text">
      <style:text-properties fo:color="#000000" style:font-name="Monospace" fo:font-size="12pt" officeooo:rsid="02a2514c" style:font-size-asian="12pt"/>
    </style:style>
    <style:style style:name="T34" style:family="text">
      <style:text-properties fo:color="#000000" style:font-name="Monospace" fo:font-size="12pt" officeooo:rsid="02a3165c" style:font-size-asian="12pt"/>
    </style:style>
    <style:style style:name="T35" style:family="text">
      <style:text-properties fo:color="#000000" style:font-name="Monospace" fo:font-size="12pt" officeooo:rsid="02a833af" style:font-size-asian="12pt"/>
    </style:style>
    <style:style style:name="T36" style:family="text">
      <style:text-properties fo:color="#000000" style:font-name="Monospace" fo:font-size="12pt" officeooo:rsid="02a86b06" style:font-size-asian="12pt"/>
    </style:style>
    <style:style style:name="T37" style:family="text">
      <style:text-properties fo:color="#000000" style:font-name="Monospace" fo:font-size="12pt" officeooo:rsid="02ace36b" style:font-size-asian="12pt"/>
    </style:style>
    <style:style style:name="T38" style:family="text">
      <style:text-properties fo:color="#000000" style:font-name="Monospace" fo:font-size="12pt" officeooo:rsid="02b2311f" style:font-size-asian="12pt"/>
    </style:style>
    <style:style style:name="T39" style:family="text">
      <style:text-properties fo:color="#000000" style:font-name="Monospace" fo:font-size="12pt" officeooo:rsid="02b57dbb" style:font-size-asian="12pt"/>
    </style:style>
    <style:style style:name="T40" style:family="text">
      <style:text-properties fo:color="#000000" style:font-name="Monospace" fo:font-size="12pt" officeooo:rsid="02b64437" style:font-size-asian="12pt"/>
    </style:style>
    <style:style style:name="T41" style:family="text">
      <style:text-properties fo:color="#000000" style:font-name="Monospace" fo:font-size="12pt" officeooo:rsid="02b9b6b6" style:font-size-asian="12pt"/>
    </style:style>
    <style:style style:name="T42" style:family="text">
      <style:text-properties fo:color="#000000" style:font-name="Monospace" fo:font-size="12pt" officeooo:rsid="02a82853" style:font-size-asian="12pt"/>
    </style:style>
    <style:style style:name="T43" style:family="text">
      <style:text-properties fo:color="#000000" style:font-name="Monospace" fo:font-size="12pt" officeooo:rsid="02baff06" style:font-size-asian="12pt"/>
    </style:style>
    <style:style style:name="T44" style:family="text">
      <style:text-properties fo:color="#000000" style:font-name="Monospace" fo:font-size="12pt" officeooo:rsid="02d3a79a" style:font-size-asian="12pt"/>
    </style:style>
    <style:style style:name="T45" style:family="text">
      <style:text-properties fo:color="#000000" style:font-name="Monospace" fo:font-size="12pt" officeooo:rsid="02d6747c" style:font-size-asian="12pt"/>
    </style:style>
    <style:style style:name="T46" style:family="text">
      <style:text-properties fo:color="#000000" style:font-name="Monospace" fo:font-size="12pt" officeooo:rsid="02d96608" style:font-size-asian="12pt"/>
    </style:style>
    <style:style style:name="T47" style:family="text">
      <style:text-properties fo:color="#000000" style:font-name="Monospace" fo:font-size="12pt" officeooo:rsid="02d9bd38" style:font-size-asian="12pt"/>
    </style:style>
    <style:style style:name="T48" style:family="text">
      <style:text-properties fo:color="#000000" style:font-name="Monospace" fo:font-size="12pt" officeooo:rsid="02da9ab3" style:font-size-asian="12pt"/>
    </style:style>
    <style:style style:name="T49" style:family="text">
      <style:text-properties fo:color="#000000" style:font-name="Monospace" fo:font-size="12pt" officeooo:rsid="02dd037b" style:font-size-asian="12pt"/>
    </style:style>
    <style:style style:name="T50" style:family="text">
      <style:text-properties fo:color="#000000" style:font-name="Monospace" fo:font-size="12pt" officeooo:rsid="02dd057a" style:font-size-asian="12pt"/>
    </style:style>
    <style:style style:name="T51" style:family="text">
      <style:text-properties fo:color="#000000" style:font-name="Monospace" fo:font-size="12pt" officeooo:rsid="02dfb86e" style:font-size-asian="12pt"/>
    </style:style>
    <style:style style:name="T52" style:family="text">
      <style:text-properties fo:color="#000000" style:font-name="Monospace" fo:font-size="12pt" fo:background-color="#d4d4d4" loext:char-shading-value="0" style:font-size-asian="12pt"/>
    </style:style>
    <style:style style:name="T53" style:family="text">
      <style:text-properties fo:color="#000000" style:font-name="Monospace" fo:font-size="12pt" fo:background-color="#e8f2fe" loext:char-shading-value="0" style:font-size-asian="12pt"/>
    </style:style>
    <style:style style:name="T54" style:family="text">
      <style:text-properties fo:color="#000000" style:font-name="Monospace" fo:font-size="12pt" fo:font-style="italic" style:font-size-asian="12pt" style:font-style-asian="italic"/>
    </style:style>
    <style:style style:name="T55" style:family="text">
      <style:text-properties fo:color="#000000" style:font-name="Monospace" fo:font-size="12pt" fo:font-weight="bold" style:font-size-asian="12pt" style:font-weight-asian="bold" style:font-weight-complex="bold"/>
    </style:style>
    <style:style style:name="T56" style:family="text">
      <style:text-properties fo:color="#000000" style:font-name="Monospace" fo:font-size="12pt" fo:font-weight="bold" officeooo:rsid="0265076f" style:font-size-asian="12pt" style:font-weight-asian="bold" style:font-weight-complex="bold"/>
    </style:style>
    <style:style style:name="T57" style:family="text">
      <style:text-properties fo:color="#000000" style:font-name="Monospace" fo:font-size="12pt" fo:font-weight="bold" officeooo:rsid="02a833af" style:font-size-asian="12pt" style:font-weight-asian="bold" style:font-weight-complex="bold"/>
    </style:style>
    <style:style style:name="T58" style:family="text">
      <style:text-properties fo:color="#000000" style:font-name="Monospace" fo:font-size="12pt" fo:font-weight="bold" officeooo:rsid="02a3165c" style:font-size-asian="12pt" style:font-weight-asian="bold" style:font-weight-complex="bold"/>
    </style:style>
    <style:style style:name="T59" style:family="text">
      <style:text-properties fo:color="#000000" style:font-name="Monospace" fo:font-size="12pt" fo:font-weight="bold" officeooo:rsid="02b9b6b6" style:font-size-asian="12pt" style:font-weight-asian="bold" style:font-weight-complex="bold"/>
    </style:style>
    <style:style style:name="T60" style:family="text">
      <style:text-properties fo:color="#000000" style:font-name="Monospace" fo:font-size="12pt" fo:font-weight="bold" officeooo:rsid="02d9bd38" style:font-size-asian="12pt" style:font-weight-asian="bold" style:font-weight-complex="bold"/>
    </style:style>
    <style:style style:name="T61" style:family="text">
      <style:text-properties fo:color="#000000" style:font-name="Monospace" fo:font-size="12pt" style:text-underline-style="none" style:font-size-asian="12pt"/>
    </style:style>
    <style:style style:name="T62" style:family="text">
      <style:text-properties fo:color="#000000" style:font-name="Monospace" fo:font-size="12pt" style:text-underline-style="none" officeooo:rsid="02a3165c" style:font-size-asian="12pt"/>
    </style:style>
    <style:style style:name="T63" style:family="text">
      <style:text-properties fo:color="#000000" style:font-name="Monospace" officeooo:rsid="026bba7d"/>
    </style:style>
    <style:style style:name="T64" style:family="text">
      <style:text-properties fo:color="#000000" style:font-name="Monospace" officeooo:rsid="02646ea7"/>
    </style:style>
    <style:style style:name="T65" style:family="text">
      <style:text-properties fo:color="#6a3e3e"/>
    </style:style>
    <style:style style:name="T66" style:family="text">
      <style:text-properties fo:color="#6a3e3e" style:font-name="Monospace" fo:font-size="12pt" style:font-size-asian="12pt"/>
    </style:style>
    <style:style style:name="T67" style:family="text">
      <style:text-properties fo:color="#6a3e3e" style:font-name="Monospace" fo:font-size="12pt" officeooo:rsid="0275bd30" style:font-size-asian="12pt"/>
    </style:style>
    <style:style style:name="T68" style:family="text">
      <style:text-properties fo:color="#0000c0" style:font-name="Monospace" fo:font-size="12pt" style:font-size-asian="12pt"/>
    </style:style>
    <style:style style:name="T69" style:family="text">
      <style:text-properties fo:color="#0000c0" style:font-name="Monospace" fo:font-size="12pt" fo:font-style="italic" fo:font-weight="bold" style:font-size-asian="12pt" style:font-style-asian="italic" style:font-weight-asian="bold"/>
    </style:style>
    <style:style style:name="T70" style:family="text">
      <style:text-properties fo:color="#7f0055" style:font-name="Monospace" fo:font-size="12pt" fo:font-weight="bold" style:font-size-asian="12pt" style:font-weight-asian="bold"/>
    </style:style>
    <style:style style:name="T71" style:family="text">
      <style:text-properties fo:color="#7f0055" style:font-name="Monospace" fo:font-size="12pt" fo:font-weight="bold" officeooo:rsid="028be017" style:font-size-asian="12pt" style:font-weight-asian="bold"/>
    </style:style>
    <style:style style:name="T72" style:family="text">
      <style:text-properties fo:color="#7f0055" style:font-name="Monospace" fo:font-size="12pt" fo:font-weight="bold" fo:background-color="#e8f2fe" loext:char-shading-value="0" style:font-size-asian="12pt" style:font-weight-asian="bold"/>
    </style:style>
    <style:style style:name="T73" style:family="text">
      <style:text-properties fo:color="#7f0055" fo:font-weight="bold" style:font-weight-asian="bold"/>
    </style:style>
    <style:style style:name="T74" style:family="text">
      <style:text-properties fo:font-weight="normal" style:font-weight-asian="normal" style:font-weight-complex="normal"/>
    </style:style>
    <style:style style:name="T75" style:family="text">
      <style:text-properties fo:font-weight="normal" officeooo:rsid="02c7e599" style:font-weight-asian="normal" style:font-weight-complex="normal"/>
    </style:style>
    <style:style style:name="T76" style:family="text">
      <style:text-properties officeooo:rsid="01e0d8d8"/>
    </style:style>
    <style:style style:name="T77" style:family="text">
      <style:text-properties officeooo:rsid="024697f7"/>
    </style:style>
    <style:style style:name="T78" style:family="text">
      <style:text-properties officeooo:rsid="024ff9d5"/>
    </style:style>
    <style:style style:name="T79" style:family="text">
      <style:text-properties officeooo:rsid="02523e11"/>
    </style:style>
    <style:style style:name="T80" style:family="text">
      <style:text-properties officeooo:rsid="02553109"/>
    </style:style>
    <style:style style:name="T81" style:family="text">
      <style:text-properties fo:color="#646464" style:font-name="Monospace" fo:font-size="12pt" style:font-size-asian="12pt"/>
    </style:style>
    <style:style style:name="T82" style:family="text">
      <style:text-properties fo:color="#646464" style:font-name="Monospace" fo:font-size="12pt" officeooo:rsid="02b64437" style:font-size-asian="12pt"/>
    </style:style>
    <style:style style:name="T83" style:family="text">
      <style:text-properties officeooo:rsid="026bba7d"/>
    </style:style>
    <style:style style:name="T84" style:family="text">
      <style:text-properties officeooo:rsid="0275bd30"/>
    </style:style>
    <style:style style:name="T85" style:family="text">
      <style:text-properties officeooo:rsid="02774530"/>
    </style:style>
    <style:style style:name="T86" style:family="text">
      <style:text-properties style:font-name="Monospace" fo:font-size="12pt" style:font-size-asian="12pt"/>
    </style:style>
    <style:style style:name="T87" style:family="text">
      <style:text-properties style:font-name="Monospace" fo:font-size="12pt" officeooo:rsid="027a3acb" style:font-size-asian="12pt"/>
    </style:style>
    <style:style style:name="T88" style:family="text">
      <style:text-properties style:font-name="Monospace" fo:font-size="12pt" fo:font-weight="bold" officeooo:rsid="027a3acb" style:font-size-asian="12pt" style:font-weight-asian="bold" style:font-weight-complex="bold"/>
    </style:style>
    <style:style style:name="T89" style:family="text">
      <style:text-properties officeooo:rsid="0278f2d0"/>
    </style:style>
    <style:style style:name="T90" style:family="text">
      <style:text-properties officeooo:rsid="027ea998"/>
    </style:style>
    <style:style style:name="T91" style:family="text">
      <style:text-properties officeooo:rsid="02844511"/>
    </style:style>
    <style:style style:name="T92" style:family="text">
      <style:text-properties officeooo:rsid="0285fa5a"/>
    </style:style>
    <style:style style:name="T93" style:family="text">
      <style:text-properties officeooo:rsid="02886825"/>
    </style:style>
    <style:style style:name="T94" style:family="text">
      <style:text-properties officeooo:rsid="028a02f7"/>
    </style:style>
    <style:style style:name="T95" style:family="text">
      <style:text-properties officeooo:rsid="028a1c3d"/>
    </style:style>
    <style:style style:name="T96" style:family="text">
      <style:text-properties officeooo:rsid="028f7488"/>
    </style:style>
    <style:style style:name="T97" style:family="text">
      <style:text-properties fo:font-style="italic" style:font-style-asian="italic" style:font-style-complex="italic"/>
    </style:style>
    <style:style style:name="T98" style:family="text">
      <style:text-properties fo:font-style="italic" officeooo:rsid="02940ebf" style:font-style-asian="italic" style:font-style-complex="italic"/>
    </style:style>
    <style:style style:name="T99" style:family="text">
      <style:text-properties fo:font-style="italic" officeooo:rsid="0296fee2" style:font-style-asian="italic" style:font-style-complex="italic"/>
    </style:style>
    <style:style style:name="T100" style:family="text">
      <style:text-properties fo:font-style="italic" officeooo:rsid="029786bb" style:font-style-asian="italic" style:font-style-complex="italic"/>
    </style:style>
    <style:style style:name="T101" style:family="text">
      <style:text-properties officeooo:rsid="02951b9b"/>
    </style:style>
    <style:style style:name="T102" style:family="text">
      <style:text-properties officeooo:rsid="02954c9a"/>
    </style:style>
    <style:style style:name="T103" style:family="text">
      <style:text-properties fo:color="#2a00ff" style:font-name="Monospace" fo:font-size="12pt" style:font-size-asian="12pt"/>
    </style:style>
    <style:style style:name="T104" style:family="text">
      <style:text-properties officeooo:rsid="02a3165c"/>
    </style:style>
    <style:style style:name="T105" style:family="text">
      <style:text-properties fo:color="#3f7f5f" style:font-name="Monospace" fo:font-size="12pt" style:font-size-asian="12pt"/>
    </style:style>
    <style:style style:name="T106" style:family="text">
      <style:text-properties officeooo:rsid="02c61052"/>
    </style:style>
    <style:style style:name="T107" style:family="text">
      <style:text-properties officeooo:rsid="02c7e599"/>
    </style:style>
    <style:style style:name="T108" style:family="text">
      <style:text-properties officeooo:rsid="02cc6193"/>
    </style:style>
    <style:style style:name="T109" style:family="text">
      <style:text-properties officeooo:rsid="02d1f55a"/>
    </style:style>
    <style:style style:name="T110" style:family="text">
      <style:text-properties officeooo:rsid="02d20cfd"/>
    </style:style>
    <style:style style:name="T111" style:family="text">
      <style:text-properties officeooo:rsid="02d3a79a"/>
    </style:style>
    <style:style style:name="T112" style:family="text">
      <style:text-properties officeooo:rsid="02ddcbab"/>
    </style:style>
    <style:style style:name="T113" style:family="text">
      <style:text-properties officeooo:rsid="02de2afe"/>
    </style:style>
    <style:style style:name="T114" style:family="text">
      <style:text-properties officeooo:rsid="02e34d2a"/>
    </style:style>
    <style:style style:name="T115" style:family="text">
      <style:text-properties officeooo:rsid="02e7512e"/>
    </style:style>
    <style:style style:name="T116" style:family="text">
      <style:text-properties officeooo:rsid="02e92f99"/>
    </style:style>
    <style:style style:name="T117" style:family="text">
      <style:text-properties officeooo:rsid="02ea5907"/>
    </style:style>
    <style:style style:name="T118" style:family="text">
      <style:text-properties officeooo:rsid="02ebe7c8"/>
    </style:style>
    <style:style style:name="T119" style:family="text">
      <style:text-properties officeooo:rsid="02ee0f3b"/>
    </style:style>
    <style:style style:name="T120" style:family="text">
      <style:text-properties officeooo:rsid="02f12b96"/>
    </style:style>
    <style:style style:name="T121" style:family="text">
      <style:text-properties officeooo:rsid="02f1ff20"/>
    </style:style>
    <style:style style:name="T122" style:family="text">
      <style:text-properties officeooo:rsid="02f840f3"/>
    </style:style>
    <style:style style:name="T123" style:family="text">
      <style:text-properties officeooo:rsid="02f92a16"/>
    </style:style>
    <style:style style:name="T124" style:family="text">
      <style:text-properties officeooo:rsid="02fabe2f"/>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4" text:outline-level="1">ירושה</text:h>
      <text:p text:style-name="P90">אחד העקרונות של תיכנות מונחה עצמים הוא, שהתוכנה אמורה לשקף את המציאות - כל <text:span text:style-name="T78">עצם </text:span>בתוכנה <text:span text:style-name="T78">משקף עצם כלשהו במציאות.</text:span></text:p>
      <text:p text:style-name="P91">העצמים במציאות מחולקים לסוגים ותת-סוגים. למשל, בחברה יש עובדים, חלק מהעובדים הם מנהלים, חלק מהעובדים הם מתכנתים, וחלק עובדים פשוטים. <text:s text:c="2"/>אנחנו יכולים לשקף עובדה זו בתוכנה שלנו על-ידי מנגנון ה<text:span text:style-name="T3">ירושה</text:span><text:span text:style-name="T79"> (inheritance), שנקרא בג'אבה </text:span><text:span text:style-name="T3">הרחבה</text:span><text:span text:style-name="T79"> (extension). <text:s text:c="3"/>מילת המפתח המשמשת להגדרת הרחבה היא </text:span><text:span text:style-name="T72">extends</text:span><text:span text:style-name="T80">. למשל, נניח שלעובד יש שם ומשכורת, והוא מיוצג ע"י המחלקה:</text:span></text:p>
      <text:p text:style-name="P32"><text:span text:style-name="T70">public</text:span><text:span text:style-name="T8"> </text:span><text:span text:style-name="T70">class</text:span><text:span text:style-name="T8"> Employee {</text:span></text:p>
      <text:p text:style-name="P49"><text:span text:style-name="T9"><text:s text:c="4"/>String </text:span><text:span text:style-name="T68">name</text:span><text:span text:style-name="T8">;</text:span></text:p>
      <text:p text:style-name="P48"><text:span text:style-name="T8"><text:s text:c="4"/></text:span><text:span text:style-name="T70">double</text:span><text:span text:style-name="T8"> </text:span><text:span text:style-name="T68">salary</text:span><text:span text:style-name="T8">;</text:span></text:p>
      <text:p text:style-name="P49"><text:span text:style-name="T9"><text:s text:c="4"/></text:span><text:span text:style-name="T70">public</text:span><text:span text:style-name="T8"> String getName() {</text:span><text:span text:style-name="T10"> </text:span><text:span text:style-name="T70">return</text:span><text:span text:style-name="T8"> </text:span><text:span text:style-name="T68">name</text:span><text:span text:style-name="T8">; <text:s text:c="2"/>}</text:span></text:p>
      <text:p text:style-name="P48"><text:span text:style-name="T8"><text:s text:c="4"/></text:span><text:span text:style-name="T70">public</text:span><text:span text:style-name="T8"> </text:span><text:span text:style-name="T70">double</text:span><text:span text:style-name="T8"> getSalary() {</text:span><text:span text:style-name="T10"> </text:span><text:span text:style-name="T70">return</text:span><text:span text:style-name="T8"> </text:span><text:span text:style-name="T68">salary</text:span><text:span text:style-name="T8">;</text:span><text:span text:style-name="T10"> </text:span><text:span text:style-name="T8">}</text:span></text:p>
      <text:p text:style-name="P125"><text:s text:c="4"/>...</text:p>
      <text:p text:style-name="P126">}</text:p>
      <text:p text:style-name="P131">אנחנו יכולים לייצג את העובדה שמנהל הוא סוג של עובד, ע"י ההגדרה הבאה:</text:p>
      <text:p text:style-name="P50"><text:span text:style-name="T70">public</text:span><text:span text:style-name="T8"> </text:span><text:span text:style-name="T70">class</text:span><text:span text:style-name="T8"> Manager </text:span><text:span text:style-name="T70">extends</text:span><text:span text:style-name="T8"> Employee {</text:span></text:p>
      <text:p text:style-name="P50"><text:span text:style-name="T8"><text:s text:c="4"/></text:span><text:span text:style-name="T33">... שדות נוספים ... </text:span></text:p>
      <text:p text:style-name="P57"><text:span text:style-name="T33"><text:s/></text:span><text:span text:style-name="T8"><text:s text:c="3"/>... מתודות נוספות או מוחלפות ...</text:span></text:p>
      <text:p text:style-name="P127">}</text:p>
      <text:p text:style-name="P59"><text:span text:style-name="T10">ה</text:span><text:span text:style-name="T8">מחלקה המורישה (עובד) נקראת גם super-type, <text:s/>והמחלקה היורשת (מנהל) נקראת גם sub-type.</text:span></text:p>
      <text:p text:style-name="P132"/>
      <text:p text:style-name="P59"><text:span text:style-name="T8">כיוון שמנהל הוא סוג של עובד, למנהל ישנן כל התכונות של עובד</text:span><text:span text:style-name="T11"> - שם ומשכורת - </text:span><text:span text:style-name="T13">ו</text:span><text:span text:style-name="T11">גם כל המתודות של עובד. <text:s text:c="2"/></text:span><text:span text:style-name="T13">אז </text:span><text:span text:style-name="T11">אם יש לנו משתנה מסוג Manager:</text:span></text:p>
      <text:p text:style-name="P51"><text:span text:style-name="T8">Manager m = </text:span><text:span text:style-name="T13">new Manager(...)</text:span></text:p>
      <text:p text:style-name="P60"><text:span text:style-name="T8">אפשר לגשת למתודה: m.getName() שלו למרות שהיא לא מוגדרת ישירות במחלקה Manager</text:span><text:span text:style-name="T12">; <text:s text:c="2"/></text:span><text:span text:style-name="T8">המחלקה Manager "יורשת" את כל השדות והמתודות מהמחלקה Employee</text:span><text:span text:style-name="T12">.</text:span></text:p>
      <text:p text:style-name="P133"/>
      <text:p text:style-name="P61"><text:span text:style-name="T8">בנוסף, </text:span><text:span text:style-name="T14">כיוון שכל מנהל הוא עובד, </text:span><text:span text:style-name="T8">ניתן להציב עצם מסוג Manager במשתנה מסוג Employee:</text:span></text:p>
      <text:p text:style-name="P128">Employee e = new Manager(...)</text:p>
      <text:p text:style-name="P135">אבל ההיפך לא נכון - לא כל עובד הוא מנהל, ולכן לא ניתן להציב עצם מסוג Employee במשתנה מסוג Manager - זו תהיה שגיאת קימפול.</text:p>
      <text:p text:style-name="P136"/>
      <text:p text:style-name="P134">המחלקה היורשת יכולה להוסיף שדות ומתודות חדשים, למשל במחלקה "מנהל" אפשר להוסיף שדה "בונוס" (בהנחה שרק מנהלים מקבלים בונוס):</text:p>
      <text:p text:style-name="P52"><text:span text:style-name="T70">public</text:span><text:span text:style-name="T8"> </text:span><text:span text:style-name="T70">class</text:span><text:span text:style-name="T8"> Manager </text:span><text:span text:style-name="T70">extends</text:span><text:span text:style-name="T8"> Employee {</text:span></text:p>
      <text:p text:style-name="P48"><text:span text:style-name="T8"><text:s text:c="4"/></text:span><text:span text:style-name="T70">double</text:span><text:span text:style-name="T8"> </text:span><text:span text:style-name="T68">bonus</text:span><text:span text:style-name="T8">;</text:span></text:p>
      <text:p text:style-name="P48"><text:span text:style-name="T8"><text:s text:c="4"/></text:span><text:span text:style-name="T70">public</text:span><text:span text:style-name="T8"> </text:span><text:span text:style-name="T70">void</text:span><text:span text:style-name="T8"> setBonus(</text:span><text:span text:style-name="T70">double</text:span><text:span text:style-name="T8"> </text:span><text:span text:style-name="T66">bonus</text:span><text:span text:style-name="T8">) {</text:span></text:p>
      <text:p text:style-name="P48"><text:span text:style-name="T8"><text:s text:c="8"/></text:span><text:span text:style-name="T70">this</text:span><text:span text:style-name="T8">.</text:span><text:span text:style-name="T68">bonus</text:span><text:span text:style-name="T8"> = </text:span><text:span text:style-name="T66">bonus</text:span><text:span text:style-name="T8">;</text:span></text:p>
      <text:p text:style-name="P129"><text:s text:c="4"/>}</text:p>
      <text:p text:style-name="P129">}</text:p>
      <text:p text:style-name="P72"><text:span text:style-name="T8">(דוגמה נוספת נמצאת במחלקה Programmer - </text:span><text:span text:style-name="T27">מתכנת. למתכנת יש משתנה נוסף הסופר את מספר שורות הקוד שכתב. הוא מפסיד שקל על כל 10 שורות קוד כדי שיתרגל לכתוב קוד קצר...)</text:span></text:p>
      <text:p text:style-name="P137"/>
      <text:p text:style-name="P138">עכשיו, כל משתנה מסוג Manager יכול לקרוא למתודה החדשה: m.setBonus(10).</text:p>
      <text:p text:style-name="P62"><text:span text:style-name="T15">אבל משתנה מסוג Employee לא יכול לקרוא למתודה החדשה, גם אם יש בו עצם מסוג Manager. למשל, הקריאה הבאה אינה עוברת </text:span><text:span text:style-name="T18">קימפול</text:span><text:span text:style-name="T15">: <text:s text:c="3"/>e.setBon</text:span><text:span text:style-name="T16">u</text:span><text:span text:style-name="T15">s(10).</text:span></text:p>
      <text:p text:style-name="P101"><text:span text:style-name="T15">ב</text:span><text:span text:style-name="T8">ניית מחלקות יורשות</text:span></text:p>
      <text:p text:style-name="P94">בדרך-כלל, בנאי של מחלקה יורשת קורא לבנאי המתאים של המחלקה המורישה. קריאה זו <text:span text:style-name="T91">נעשית ע"י מילת-המפתח super, והיא </text:span>צריכה להיות <text:span text:style-name="T92">בשורה</text:span> הראשונה של הבנאי. למשל, אם למחלקה "עובד" יש בנאי המקבל שם ומשכורת, אז גם למחלקה "מנהל" בדרך-כלל יהיה בנאי המקבל שם ומשכורת, והוא יקרא לבנאי המתאים של "עובד":<text:span text:style-name="T8"> <text:s text:c="3"/></text:span></text:p>
      <text:p text:style-name="P48"><text:span text:style-name="T70">public</text:span><text:span text:style-name="T8"> Manager(String </text:span><text:span text:style-name="T66">name</text:span><text:span text:style-name="T8">, </text:span><text:span text:style-name="T70">double</text:span><text:span text:style-name="T8"> </text:span><text:span text:style-name="T66">salary</text:span><text:span text:style-name="T8">) {</text:span></text:p>
      <text:p text:style-name="P48"><text:span text:style-name="T8"><text:s text:c="4"/></text:span><text:span text:style-name="T70">super</text:span><text:span text:style-name="T8">(</text:span><text:span text:style-name="T66">name</text:span><text:span text:style-name="T8">, </text:span><text:span text:style-name="T66">salary</text:span><text:span text:style-name="T8">);</text:span></text:p>
      <text:p text:style-name="P48"><text:span text:style-name="T8"><text:s text:c="4"/></text:span><text:span text:style-name="T68">bonus</text:span><text:span text:style-name="T8"> = 0;</text:span></text:p>
      <text:p text:style-name="P129">}</text:p>
      <text:p text:style-name="P76"><text:span text:style-name="T8">אם הבנאי של המחלקה היורשת לא קורא לשום בנאי של המחלקה המורישה, אז הקומפיילר מנסה לקרוא לבנאי-בלי-פרמטרים של המחלקה המורישה. אם אין בנאי כזה, מתקבלת שגיאה. זה יכול לגרום להפתעות</text:span><text:span text:style-name="T37">. חשבו למשל על התרחיש הבא:</text:span></text:p>
      <text:list xml:id="list8228653103512711010" text:style-name="L1">
        <text:list-item>
          <text:p text:style-name="P149">מגדירים מחלקה "עובד" בלי שום בנאי.</text:p>
        </text:list-item>
        <text:list-item>
          <text:p text:style-name="P149">מגדירים מחלקה "מנהל" עם בנאי כלשהו שלא משתמש ב-super. הכל עובד כמו שצריך.</text:p>
        </text:list-item>
        <text:list-item>
          <text:p text:style-name="P149">מוסיפים למחלקה "עובד" בנאי עם שני פרמטרים. פתאום מקבלים שגיאת קימפול ב"מנהל"!</text:p>
        </text:list-item>
      </text:list>
      <text:p text:style-name="P150">מדוע? -- כי כשהוספנו בנאי עם פרמטרים למחלקה "עובד", הקומפיילר מחק את הבנאי בלי הפרמטרים.</text:p>
      <text:p text:style-name="P33"/>
      <text:p text:style-name="P99">החלפת מתודות<text:span text:style-name="T83"> - overriding</text:span></text:p>
      <text:p text:style-name="P63"><text:span text:style-name="T8">מחלקה יורשת יכולה לא רק להוסיף מתודות חדשות - היא יכולה גם </text:span><text:span text:style-name="T55">להחליף </text:span><text:span text:style-name="T8">מתודות קיימות. החלפת מתודות נקראת באנגלית overriding והיא מתבצעת כך:</text:span></text:p>
      <text:p text:style-name="P53"><text:span text:style-name="T70">public</text:span><text:span text:style-name="T8"> </text:span><text:span text:style-name="T70">class</text:span><text:span text:style-name="T8"> Manager </text:span><text:span text:style-name="T70">extends</text:span><text:span text:style-name="T8"> Employee {</text:span></text:p>
      <text:p text:style-name="P48"><text:span text:style-name="T8"><text:s text:c="4"/></text:span><text:span text:style-name="T17">...</text:span></text:p>
      <text:p text:style-name="P48"><text:span text:style-name="T8"><text:s text:c="4"/></text:span><text:span text:style-name="T81">@Override</text:span><text:span text:style-name="T8"> </text:span><text:span text:style-name="T70">public</text:span><text:span text:style-name="T8"> </text:span><text:span text:style-name="T70">double</text:span><text:span text:style-name="T8"> getSalary() { </text:span></text:p>
      <text:p text:style-name="P48"><text:span text:style-name="T8"><text:s text:c="8"/></text:span><text:span text:style-name="T70">return</text:span><text:span text:style-name="T8"> </text:span><text:span text:style-name="T70">super</text:span><text:span text:style-name="T8">.getSalary() + </text:span><text:span text:style-name="T68">bonus</text:span><text:span text:style-name="T8">;</text:span></text:p>
      <text:p text:style-name="P129"><text:s text:c="4"/>}</text:p>
      <text:p text:style-name="P130">}</text:p>
      <text:p text:style-name="P139">המתודה getSalary של מנהל מחליפה את זו של עובד פשוט: אצל עובד פשוט, השכר הוא רק שכר הבסיס, בעוד שאצל מנהל, השכר כולל גם בונוס. </text:p>
      <text:p text:style-name="P140"/>
      <text:p text:style-name="P74"><text:span text:style-name="T8">שימו לב, המתודה המחליפה משתמשת במילת-המפתח super על-מנת לגשת למתודה של המחלקה המורישה: הקריאה </text:span><text:span text:style-name="T70">super</text:span><text:span text:style-name="T8">.getSalary() מחזירה את השכר כפי שהוא מחושב ע"י המתודה getSalary של המחלקה Employee.</text:span><text:span text:style-name="T32"> </text:span></text:p>
      <text:p text:style-name="P75"><text:span text:style-name="T32">מ</text:span><text:span text:style-name="T8">תודה מחליפה לא חייבת לקרוא למתודה במחלקה המורישה, אבל בדרך-כלל היא עושה זאת על-מנת לוודא שהפונקציונליות של המחלקה המורישה נשמרת.</text:span></text:p>
      <text:p text:style-name="P141"/>
      <text:p text:style-name="P65"><text:span text:style-name="T8">אמרנו קודם שאפשר לשים במשתנה מסוג "עובד"</text:span><text:span text:style-name="T21"> </text:span><text:span text:style-name="T8">עצם מסוג "מנהל". </text:span><text:span text:style-name="T20">מה יעשה המחשב במצב זה - לאיזו מתודה getSalary הוא יקרא</text:span><text:span text:style-name="T21"> - של המשתנה או של העצם</text:span><text:span text:style-name="T20">? </text:span><text:span text:style-name="T21"><text:s text:c="2"/>בשפת ג'אבה התשובה היא תמיד: </text:span><text:span text:style-name="T56">למתודה של העצם</text:span><text:span text:style-name="T21">. <text:s/></text:span><text:span text:style-name="T22">כלומר כשכותבים e.getSalary() השכר מחושב ע"פ נוסחת השכר של מנהל (כולל הבונוס). </text:span><text:span text:style-name="T25"><text:s text:c="2"/>שיטת-עבודה זו נקראת late binding - קשירה מאוחרת. קשירת המתודה לקוד מתבצעת בשלב מאוחר - בזמן </text:span><text:span text:style-name="T26">ריצת התוכנית</text:span><text:span text:style-name="T25"> (ולא בזמן הקומפילציה).</text:span></text:p>
      <text:p text:style-name="P142"/>
      <text:p text:style-name="P64"><text:span text:style-name="T24">אגב, </text:span><text:span text:style-name="T8">התיוג </text:span><text:span text:style-name="T81">@Override</text:span><text:span text:style-name="T8"> אינו חובה. הקוד יעבוד בדיוק באותה </text:span><text:span text:style-name="T19">מידה גם אם נשמיט אותו.</text:span><text:span text:style-name="T24"> מטרת התיוג הזה היא להגיד לקומפיילר "היי, שים לב, אנחנו רוצים להחליף מתודה שנמצאת במחלקה המורישה". ולמה זה עוזר לנו? כי אם, למשל, נעשה שגיאת כתיב ונכתוב בטעות "getSlaary", אז בלי התיוג Override הקומפיילר יניח שאנחנו רוצים להוסיף מתודה חדשה, ועם התיוג Override הקומפיילר יתריע על שגיאה ואנחנו נוכל לתקן אותה לפני שהיא תגרום נזק.</text:span></text:p>
      <text:p text:style-name="P143"/>
      <text:p text:style-name="P67"><text:span text:style-name="T8">שיטת "הקשירה המאוחרת" </text:span><text:span text:style-name="T22">מאפשר לבצע חישובים מורכבים בקלות. למשל, אפשר להחזיק מערך או רשימה של עובדים:</text:span></text:p>
      <text:p text:style-name="P54"><text:span text:style-name="T8">List&lt;Employee&gt; </text:span><text:span text:style-name="T66">employees</text:span><text:span text:style-name="T8"> = </text:span><text:span text:style-name="T70">new</text:span><text:span text:style-name="T8"> ArrayList&lt;&gt;();</text:span></text:p>
      <text:p text:style-name="P66"><text:span text:style-name="T8">להכניס לתוכ</text:span><text:span text:style-name="T23">ה</text:span><text:span text:style-name="T8"> עובדים מסוגים שונים, ואז לחשב בבת-אחת </text:span><text:span text:style-name="T24">את השכר הכולל שצריך לשלם לכל העובדים בחברה:</text:span></text:p>
      <text:p text:style-name="P54"><text:span text:style-name="T70">double</text:span><text:span text:style-name="T8"> </text:span><text:span text:style-name="T66">totalSalary</text:span><text:span text:style-name="T8"> =</text:span></text:p>
      <text:p text:style-name="P48"><text:span text:style-name="T8"><text:tab/></text:span><text:span text:style-name="T66">employees</text:span></text:p>
      <text:p text:style-name="P129"><text:tab/>.stream()</text:p>
      <text:p text:style-name="P48"><text:span text:style-name="T8"><text:tab/>.mapToDouble(</text:span><text:span text:style-name="T66">e</text:span><text:span text:style-name="T8"> -&gt; </text:span><text:span text:style-name="T66">e</text:span><text:span text:style-name="T8">.getSalary())</text:span></text:p>
      <text:p text:style-name="P48"><text:span text:style-name="T8"><text:tab/>.reduce( (</text:span><text:span text:style-name="T66">x</text:span><text:span text:style-name="T8">,</text:span><text:span text:style-name="T66">y</text:span><text:span text:style-name="T8">) -&gt; </text:span><text:span text:style-name="T66">x</text:span><text:span text:style-name="T8">+</text:span><text:span text:style-name="T66">y</text:span><text:span text:style-name="T8"> )</text:span></text:p>
      <text:p text:style-name="P129"><text:tab/>.getAsDouble();</text:p>
      <text:p text:style-name="P71">ראו במחלקה EmployerDemoOverriding.</text:p>
      <text:p text:style-name="P82"/>
      <text:p text:style-name="P83"/>
      <text:p text:style-name="P84"><text:span text:style-name="T2">תרגיל כיתה</text:span>: <text:span text:style-name="T109">נניח שאתם משתמשים ב-ArrayList ומגלים שגיאה - המערך שלכם מכיל פריט מוזרים שאתם לא מבינים מאיפה הגיעו לשם. אתם רוצים לכתוב הודעה למסך בכל פעם שמישהו מוסיף פריט למערך. כיתבו מחלקה היורשת את ArrayList ומחליפה את המתודות המתאימות. <text:s text:c="2"/>כיתבו מחלקה זו בשתי דרכים: כמחלקה עם שם וכמחלקה אנונימית:</text:span></text:p>
      <text:p text:style-name="P58">List&lt;String&gt; = new ArrayList&lt;String&gt;() {<text:span text:style-name="T110"> ... </text:span>}</text:p>
      <text:p text:style-name="P85"><text:span text:style-name="T8">(הפתרון: בקבצים </text:span><text:span text:style-name="T53">ArrayListWithLogging, ArrayListWithLoggingDemo).</text:span></text:p>
      <text:p text:style-name="P147"/>
      <text:p text:style-name="P30"/>
      <text:p text:style-name="P87"><text:span text:style-name="T63">העמסת</text:span><text:span text:style-name="T64"> מתודו</text:span><text:span text:style-name="T63">ת - overloading</text:span></text:p>
      <text:p text:style-name="P68">ישנה <text:span text:style-name="T89">שיטה </text:span>נוספת להגדיר מתודות עם שם זהה ומימוש שונה<text:span text:style-name="T85">:</text:span></text:p>
      <text:p text:style-name="P55"><text:span text:style-name="T73">private</text:span><text:span text:style-name="T7"> </text:span><text:span text:style-name="T73">static</text:span><text:span text:style-name="T7"> </text:span><text:span text:style-name="T73">double</text:span><text:span text:style-name="T7"> getSalary(Employee </text:span><text:span text:style-name="T65">e</text:span><text:span text:style-name="T7">) {</text:span></text:p>
      <text:p text:style-name="P48"><text:span text:style-name="T8"><text:tab/></text:span><text:span text:style-name="T70">return</text:span><text:span text:style-name="T8"> </text:span><text:span text:style-name="T66">e</text:span><text:span text:style-name="T8">.</text:span><text:span text:style-name="T68">salary</text:span><text:span text:style-name="T8">;</text:span></text:p>
      <text:p text:style-name="P129">}</text:p>
      <text:p text:style-name="P48"><text:span text:style-name="T70">private</text:span><text:span text:style-name="T8"> </text:span><text:span text:style-name="T70">static</text:span><text:span text:style-name="T8"> </text:span><text:span text:style-name="T70">double</text:span><text:span text:style-name="T8"> getSalary(Manager </text:span><text:span text:style-name="T67">m</text:span><text:span text:style-name="T8">) {</text:span></text:p>
      <text:p text:style-name="P48"><text:span text:style-name="T8"><text:tab/></text:span><text:span text:style-name="T70">return</text:span><text:span text:style-name="T8"> </text:span><text:span text:style-name="T67">m</text:span><text:span text:style-name="T8">.</text:span><text:span text:style-name="T68">salary</text:span><text:span text:style-name="T8"> + </text:span><text:span text:style-name="T67">m</text:span><text:span text:style-name="T8">.</text:span><text:span text:style-name="T68">bonus</text:span><text:span text:style-name="T8">;</text:span></text:p>
      <text:p text:style-name="P129">}</text:p>
      <text:p text:style-name="P70">שיטה זו נקראת <text:span text:style-name="T2">העמסה</text:span> - overloading. <text:s text:c="2"/></text:p>
      <text:p text:style-name="P70"><text:span text:style-name="T85">גם </text:span>במצב <text:span text:style-name="T85">זה, אם נקרא ל-getSalary(e) נקבל שכר של עובד פשוט, ואם נקרא ל-getSalary(m) נקבל שכר של מנהל. <text:s text:c="2"/>אבל מה יקרה אם נחשב את השכר הכולל ברשימה של עובדים?</text:span></text:p>
      <text:p text:style-name="P56"><text:span text:style-name="T73">double</text:span><text:span text:style-name="T7"> </text:span><text:span text:style-name="T65">totalSalary</text:span><text:span text:style-name="T7"> = </text:span></text:p>
      <text:p text:style-name="P48"><text:span text:style-name="T8"><text:tab/></text:span><text:span text:style-name="T66">employees</text:span></text:p>
      <text:p text:style-name="P48"><text:span text:style-name="T28"><text:tab/></text:span><text:span text:style-name="T8">.stream()</text:span></text:p>
      <text:p text:style-name="P48"><text:span text:style-name="T8"><text:tab/>.mapToDouble(</text:span><text:span text:style-name="T66">e</text:span><text:span text:style-name="T8"> -&gt; </text:span><text:span text:style-name="T54">getSalary</text:span><text:span text:style-name="T8">(</text:span><text:span text:style-name="T66">e</text:span><text:span text:style-name="T8">))</text:span></text:p>
      <text:p text:style-name="P48"><text:span text:style-name="T8"><text:tab/>.reduce((</text:span><text:span text:style-name="T66">x</text:span><text:span text:style-name="T8">,</text:span><text:span text:style-name="T66">y</text:span><text:span text:style-name="T8">)-&gt;</text:span><text:span text:style-name="T66">x</text:span><text:span text:style-name="T8">+</text:span><text:span text:style-name="T66">y</text:span><text:span text:style-name="T8">)</text:span></text:p>
      <text:p text:style-name="P129"><text:tab/>.getAsDouble();</text:p>
      <text:p text:style-name="P69">הפתעה! המחשב התייחס רק לשכר-הבסיס והתעלם מהבונוסים <text:span text:style-name="T84"><text:s/>(ראו במחלקה EmployerDemoOverloading)</text:span>.</text:p>
      <text:p text:style-name="P73"><text:span text:style-name="T86">מדוע? <text:s/></text:span><text:span text:style-name="T87">--</text:span><text:span text:style-name="T86"> כי </text:span><text:span text:style-name="T87">בהעמסה, מתבצע </text:span><text:span text:style-name="T88">קשירה מוקדמת</text:span><text:span text:style-name="T87"> (early binding) - </text:span><text:span text:style-name="T25">קשירת המתודה לקוד מתבצעת בשלב </text:span><text:span text:style-name="T29">מוקדם - בשלב הקומפילציה. כיוון שכל האיברים ברשימה הם משתנים מסוג Employee, הקומפיילר קורא למתודה getSalary שמקבלת כקלט משתנה מסוג Employee, והמתודה הזאת מתעלמת מהבונוס. </text:span></text:p>
      <text:p text:style-name="P144"/>
      <text:p text:style-name="Heading_20_2">ריבוי צורה - Polymorphism</text:p>
      <text:p text:style-name="P92">המושג <text:span text:style-name="T2">ריבוי צורה </text:span>מציין <text:span text:style-name="T90">את האפשרות לבצע פעולה אחת (כגון חישוב משכורת) בכמה צורות שונות אצל עצמים שונים. כפי שראינו, בג'אבה ישנם שני סוגים של ריבוי צורה:</text:span></text:p>
      <text:list xml:id="list1552209829034548526" text:style-name="L2">
        <text:list-item>
          <text:p text:style-name="P105">החלפה - overriding - שבה הקשירה היא מאוחרת;</text:p>
        </text:list-item>
        <text:list-item>
          <text:p text:style-name="P105">העמסה - overloading - שבה הקשירה היא מוקדמת.</text:p>
        </text:list-item>
      </text:list>
      <text:p text:style-name="P93"/>
      <text:p text:style-name="P95"><text:span text:style-name="T2">שימו לב</text:span><text:span text:style-name="T74"> ל</text:span>סכנה נוספת הנובעת מערבוב בין החלפה לבין העמסה. <text:s text:c="2"/>נניח שלעובד יש מתודה<text:span text:style-name="T104"> הבודקת האם הוא בדרגה נמוכה יותר מעובד אחר (נניח שזה מחושב לפי ותק בחברה):</text:span></text:p>
      <text:p text:style-name="P37"><text:span text:style-name="T70">public</text:span><text:span text:style-name="T8"> </text:span><text:span text:style-name="T70">boolean</text:span><text:span text:style-name="T8"> </text:span><text:span text:style-name="T52">lowerRankThan</text:span><text:span text:style-name="T8">(Employee </text:span><text:span text:style-name="T66">other</text:span><text:span text:style-name="T8">) {</text:span></text:p>
      <text:p text:style-name="P48"><text:span text:style-name="T8"><text:s text:c="4"/><text:tab/></text:span><text:span text:style-name="T70">return</text:span><text:span text:style-name="T8"> </text:span><text:span text:style-name="T70">this</text:span><text:span text:style-name="T8">.</text:span><text:span text:style-name="T68">joinDate</text:span><text:span text:style-name="T8">.isAfter(</text:span><text:span text:style-name="T66">other</text:span><text:span text:style-name="T8">.</text:span><text:span text:style-name="T68">joinDate</text:span><text:span text:style-name="T8">); <text:s/></text:span></text:p>
      <text:p text:style-name="P129">}</text:p>
      <text:p text:style-name="P159"/>
      <text:p text:style-name="P15"><text:span text:style-name="T8">במחלקה מנהל, אנחנו רוצים להחליף את המתודה הזאת במתודה הבודקת האם </text:span><text:span text:style-name="T38">הוא בדרגה נמוכה יותר ממנהל אחר (נניח שבין מנהלים זה מחושב לפי הבונוס; ברור </text:span><text:span text:style-name="T8">שמנהל </text:span><text:span text:style-name="T38">הוא לא בדרגה נמוכה יותר מ</text:span><text:span text:style-name="T8">עובד פשוט). אז אנחנו כותבים:</text:span></text:p>
      <text:p text:style-name="P42"><text:span text:style-name="T70">public</text:span><text:span text:style-name="T8"> </text:span><text:span text:style-name="T70">boolean</text:span><text:span text:style-name="T8"> </text:span><text:span text:style-name="T61">lowerRankThan(Manager other)</text:span><text:span text:style-name="T8"> {</text:span></text:p>
      <text:p text:style-name="P48"><text:span text:style-name="T8"><text:s text:c="4"/><text:tab/></text:span><text:span text:style-name="T70">return</text:span><text:span text:style-name="T8"> </text:span><text:span text:style-name="T70">this</text:span><text:span text:style-name="T8">.bonus &lt; </text:span><text:span text:style-name="T61">otherManager</text:span><text:span text:style-name="T8">.bonus;</text:span></text:p>
      <text:p text:style-name="P129">}</text:p>
      <text:p text:style-name="P7"><text:span text:style-name="T34">להפתעתנו, מתברר שלא </text:span><text:span text:style-name="T58">החלפנו </text:span><text:span text:style-name="T34">את המתודה אלא </text:span><text:span text:style-name="T58">העמסנו </text:span><text:span text:style-name="T34">אותה. <text:s/>עכשיו למחלקה Manager יש שתי מתודות שונות בשם </text:span><text:span text:style-name="T62">lowerRankThan</text:span><text:span text:style-name="T34">; הקומפיילר יחליט לאיזה מהן לקרוא.</text:span><text:span text:style-name="T39"> בפרט, אם נקרא למתודה עם משתנה מסוג Employee, תיקרא המתודה של Employee ולא של המחלקה החדשה!</text:span></text:p>
      <text:p text:style-name="P151"/>
      <text:p text:style-name="P151">מדוע? <text:s/>-- כי בשפת ג'אבה, מתודה מוגדרת לא רק לפי השם שלה אלא גם לפי הארגומנטים שהיא מקבלת. שתי מתודות עם שם זהה וארגומנטים שונים נחשבות לשתי מתודות שונות. לכן, השניה לא מחליפה את הראשונה אלא רק מעמיסה עליה.</text:p>
      <text:p text:style-name="P151"/>
      <text:p text:style-name="P15"><text:span text:style-name="T8">כדי להימנע מטעויות כאלו, כדאי שוב להשתמש בתג </text:span><text:span text:style-name="T81">@Override. </text:span><text:span text:style-name="T8">אם נכתוב:</text:span></text:p>
      <text:p text:style-name="P39"><text:span text:style-name="T81">@</text:span><text:span text:style-name="T8">Override </text:span><text:span text:style-name="T70">public</text:span><text:span text:style-name="T8"> </text:span><text:span text:style-name="T70">boolean</text:span><text:span text:style-name="T8"> </text:span><text:span text:style-name="T61">lowerRankThan(Manager other)</text:span><text:span text:style-name="T8"> {</text:span><text:span text:style-name="T40"> ... }</text:span></text:p>
      <text:p text:style-name="P151">נקבל שגיאת קימפול ונבין שטעינו. </text:p>
      <text:p text:style-name="P151"/>
      <text:p text:style-name="P21"><text:span text:style-name="T8">אם בכל-זאת רוצים להחליף את המתודה, צריך שהארגומנטים יהיו זהים. אבל אז מתעוררת בעיה אחרת: איך נוכל לגשת לשדה הבונוס של other? הפתרון הוא להשתמש ב- </text:span><text:span text:style-name="T70">instanceof</text:span><text:span text:style-name="T8"> ובהשלכה (casting):</text:span></text:p>
      <text:p text:style-name="P38"><text:span text:style-name="T82">@</text:span><text:span text:style-name="T81">Override</text:span><text:span text:style-name="T8"> </text:span><text:span text:style-name="T70">public</text:span><text:span text:style-name="T8"> </text:span><text:span text:style-name="T70">boolean</text:span><text:span text:style-name="T8"> lowerRankThan(Employee </text:span><text:span text:style-name="T66">other</text:span><text:span text:style-name="T8">) {</text:span></text:p>
      <text:p text:style-name="P48"><text:span text:style-name="T8"><text:tab/></text:span><text:span text:style-name="T70">if</text:span><text:span text:style-name="T8"> (</text:span><text:span text:style-name="T66">other</text:span><text:span text:style-name="T8"> </text:span><text:span text:style-name="T70">instanceof</text:span><text:span text:style-name="T8"> Manager) {</text:span></text:p>
      <text:p text:style-name="P48"><text:span text:style-name="T8"><text:tab/><text:tab/>Manager </text:span><text:span text:style-name="T66">otherManager</text:span><text:span text:style-name="T8"> = (Manager)</text:span><text:span text:style-name="T66">other</text:span><text:span text:style-name="T8">; </text:span><text:span text:style-name="T105">// casting</text:span></text:p>
      <text:p text:style-name="P48"><text:span text:style-name="T8"><text:tab/><text:tab/></text:span><text:span text:style-name="T70">return</text:span><text:span text:style-name="T8"> </text:span><text:span text:style-name="T70">this</text:span><text:span text:style-name="T8">.</text:span><text:span text:style-name="T68">bonus</text:span><text:span text:style-name="T8"> &lt; </text:span><text:span text:style-name="T66">otherManager</text:span><text:span text:style-name="T8">.</text:span><text:span text:style-name="T68">bonus</text:span><text:span text:style-name="T8">;</text:span></text:p>
      <text:p text:style-name="P48"><text:span text:style-name="T8"><text:tab/>} </text:span><text:span text:style-name="T70">else</text:span><text:span text:style-name="T8"> {</text:span></text:p>
      <text:p text:style-name="P48"><text:span text:style-name="T8"><text:tab/><text:tab/></text:span><text:span text:style-name="T70">return</text:span><text:span text:style-name="T8"> </text:span><text:span text:style-name="T70">false</text:span><text:span text:style-name="T8">;</text:span></text:p>
      <text:p text:style-name="P129"><text:tab/>}</text:p>
      <text:p text:style-name="P129">}</text:p>
      <text:p text:style-name="P22"><text:span text:style-name="T34">ה</text:span><text:span text:style-name="T8">אופרטור </text:span><text:span text:style-name="T70">instanceof </text:span><text:span text:style-name="T8">בודק האם עצם מסויים שייך למחלקה מסויימת היורשת את המחלקה שבה נמצא המשתנה. <text:s text:c="2"/>אם התשובה היא כן, אז ניתן </text:span><text:span text:style-name="T55">להשליך</text:span><text:span text:style-name="T8"> את העצם למחלקה הזאת. השלכה נקראת באנגלית casting והיא מתבצעת ע"י כתיבת שם המחלקה היורשת בסוגריים לפני העצם; ראו </text:span><text:span text:style-name="T41">למעלה.</text:span></text:p>
      <text:p text:style-name="P19"><text:span text:style-name="T59">חידה</text:span><text:span text:style-name="T41">: מה יקרה אם </text:span><text:span text:style-name="T43">ננסה לבצע את ההשלכה בשורה הראשונה של המתודה, לפני שהשתמשנו באופרטור instanceof?</text:span></text:p>
      <text:p text:style-name="P152"/>
      <text:p text:style-name="P8"><text:span text:style-name="T34">ש</text:span><text:span text:style-name="T42">ימו לב 2: הערך המוחזר </text:span><text:span text:style-name="T35">ממתודה </text:span><text:span text:style-name="T57">אינו </text:span><text:span text:style-name="T35">חלק מהגדרת המתודה. </text:span><text:span text:style-name="T36">לכן, אם הגדרנו במחלקה "עובד" מתודה שמחזירה "עובד":</text:span></text:p>
      <text:p text:style-name="P40"><text:span text:style-name="T70">public</text:span><text:span text:style-name="T8"> </text:span><text:span text:style-name="T52">Employee</text:span><text:span text:style-name="T8"> getSupervisor() {</text:span><text:span text:style-name="T36"> ... }</text:span></text:p>
      <text:p text:style-name="P16"><text:span text:style-name="T36">א</text:span><text:span text:style-name="T8">פשר להחליף אותה במחלקה "מתכנת" ע"י מתודה שמחזירה "מנהל":</text:span></text:p>
      <text:p text:style-name="P41"><text:span text:style-name="T81">@Override</text:span><text:span text:style-name="T8"> </text:span><text:span text:style-name="T70">public</text:span><text:span text:style-name="T8"> Manager getSupervisor() {</text:span><text:span text:style-name="T36"> ... }</text:span></text:p>
      <text:p text:style-name="P17"><text:span text:style-name="T35">מ</text:span><text:span text:style-name="T8">דוע? כי המתודה המוחלפת מתחייבת להחזיר "עובד", והמתודה המחליפה מחזקת את ההתחייבות ומתחייבת להחזיר מנהל, שהוא סוג של עובד. כל עוד הערך המוחזר במתודה המחליפה הוא זהה או תת-סוג של הסוג המוחזר במתודה המוחלפת, ההחלפה תקינה.</text:span></text:p>
      <text:p text:style-name="P18"><text:span text:style-name="T55">חידה</text:span><text:span text:style-name="T8">: מה יקרה אם המתודה המחליפה תנסה להחזיר String? </text:span></text:p>
      <text:p text:style-name="P43"/>
      <text:p text:style-name="P88">מילות-מפתח להגבלת הירושה</text:p>
      <text:p text:style-name="P78">ישנן שתי מילות-מפתח שמתכנת יכול להשתמש בהן על-מנת להגביל את האפשרות של מתכנתים אחרים להשתמש במתודות ובמחלקות שיצר. <text:s/>הסיבה העיקרית להשתמש במילים אלו היא "לפני עיוור לא תתן מכשול" - המתכנת רוצה לחסוך למתכנתים הבאים אחריו שגיאות שעלולות לנבוע משימוש לא נכון במחלקה שלו. </text:p>
      <text:p text:style-name="P78"/>
      <text:p text:style-name="P79">1. <text:span text:style-name="T2">סופי - final</text:span>: שימוש במילה זו לפני הגדרת מחלקה (לפני המילה class) מגדיר את המחלקה כ"סופית" ולא מאפשר כלל להגדיר לה מחלקות יורשות <text:s/>(ניסיון לרשת אותה יגרום לשגיאת קימפול).<text:span text:style-name="T106"> <text:s text:c="2"/>כמו כן, </text:span>שימוש במילת-מפתח זו לפני שם של מתודה, מגדיר את המתודה כ"סופית" ולא מאפשר למחלקות יורשות להחליף אותה (ניסיון להחליף אותה יגרום לשגיאת קימפול). <text:s text:c="2"/>המילה הזאת מעבירה מסר למתכנתים הבאים: "אל תנסו להחליף/לרשת את <text:span text:style-name="T106">המתודה/</text:span>המחלקה - אין טעם - זה עלול לגרום לכם שגיאות". <text:s text:c="2"/>דוגמה למתודה סופית בג'אבה: getClass. <text:s text:c="2"/>דוגמה למחלקות סופיות בג'אבה: String, URL, LocalTime.</text:p>
      <text:p text:style-name="P78"/>
      <text:p text:style-name="P80">2. <text:span text:style-name="T2">מופשט - abstract</text:span>: <text:s/>שימוש במיל<text:span text:style-name="T108">ה</text:span> זו לפני <text:span text:style-name="T108">הגדרת מחלקה מגדיר את המחלקה כ"מופשטת" <text:s/>ולא מאפשר לבנות עצמים ישירות מהמחלקה הזאת (ניסיון לבנות עצם ממחלקה מופשטת גורם שגיאת קימפול). <text:s text:c="3"/>המילה הזאת</text:span></text:p>
      <text:p text:style-name="P81"><text:span text:style-name="T107"><text:s/>מעבירה מסר למתכנתים הבאים: "כל העצמים במערכת שייכים לאחת התת-מחלקות; אין עצם ששייך ישירות למחלקת-הבסיס". <text:s/>למשל, אם אנחנו יודעים שכל העובדים בחברה הם מנהלים או מתכנתים, אז אנחנו יכולים להעביר ידע זה למתכנתים הבאים אחרינו ע"י הגדרת המחלקה Employee כמופשטת. <text:s/>במחלקה מופשטת אפשר גם להגדיר </text:span><text:span text:style-name="T75">מתודות מופשטות</text:span><text:span text:style-name="T107"> ע"י כתיבת המילה <text:s text:c="2"/>abstract לפני שם המתודה; במקרה זה, למתודה אין גוף (אין מימוש), וכל מחלקה לא-מופשטת שתירש מהמחלקה המופשטת שלנו, תהיה חייבת לספק מימוש למתודה זו. <text:s text:c="2"/></text:span></text:p>
      <text:p text:style-name="P81"/>
      <text:p text:style-name="P81"><text:span text:style-name="T4">הערה</text:span><text:span text:style-name="T108">: ישנו דמיון רק בין מחלקה מופשטת לבין ממשק (interface). <text:s text:c="2"/>ההבדל העיקרי הוא, שלמחלקה מופשטת יכולים להיות <text:s/>שדות, ולממשק אין שדות.</text:span></text:p>
      <text:p text:style-name="P80"/>
      <text:p text:style-name="P148">המילים final ו-abstract מנוגדות - הראשונה לא מאפשרת ירושה, השניה מחייבת ירושה. לכן כמובן אי-אפשר להשתמש בשתיהן בו-זמנית.</text:p>
      <text:p text:style-name="P77"/>
      <text:p text:style-name="P89">הגבלת גישה לשדות ומתודות</text:p>
      <text:p text:style-name="P96">כזכור, המילה private מגבילה את הגישה לשדה/מתודה, כך שיהיה אפשר לגשת אליהם רק מתוך המחלקה.</text:p>
      <text:p text:style-name="P96">ללא המילה private, אפשר לגשת לשדה/מתודה מתוך המחלקה וגם מתוך החבילה.</text:p>
      <text:p text:style-name="P96">המילה protected מאפשרת לגשת לשדה/מתודה מתוך המחלקה, מתוך החבילה, <text:span text:style-name="T2">וגם מתוך המחלקות היורשות</text:span>.</text:p>
      <text:p text:style-name="P96">המילה public מאפשרת גישה ציבורית בלי הגבלה.</text:p>
      <text:p text:style-name="P106"/>
      <text:p text:style-name="P100">מתי <text:span text:style-name="T2">לא</text:span> להשתמש בירושה?</text:p>
      <text:p text:style-name="P28">מתכנתים רבים חושבים שירושה היא <text:span text:style-name="T93">בסה"כ </text:span>מנגנון לחיסכון בכתיבת קוד<text:span text:style-name="T94">. זה נכון ששימוש בירושה חוסך קוד: במקום לכתוב מחדש ב-Manager את כל השדות והמתודות שכבר כתבנו ב-Employee, אנחנו יורשים אותם מ-Employee וכותבים רק את השדות והמתודות החדשים.</text:span></text:p>
      <text:p text:style-name="P28"/>
      <text:p text:style-name="P29">אבל, המחשבה שירושה היא <text:span text:style-name="T2">רק</text:span> מנגנון לחיסכון בקוד היא שגויה ועלולה להביא לתיכנון לא נכון של מחלקות.</text:p>
      <text:p text:style-name="P29">לדוגמה, <text:span text:style-name="T95">נניח שאנחנו רוצים להגדיר מחסנית. כזכור, מחסנית היא מבנה-נתונים שמאפשר להכניס לתוכו פריטים ולהוציא אותם בסדר הפוך מסדר ההכנסה. איפה נשמור את הפריטים? כנראה ברשימה. מתכנת נאיבי יכול לחשוב, אם כך, שמחסנית צריכה לרשת מרשימה ולהוסיף עליה את המתודות של מחסנית, למשל:</text:span></text:p>
      <text:p text:style-name="P34"><text:span text:style-name="T70">public</text:span><text:span text:style-name="T8"> </text:span><text:span text:style-name="T70">class</text:span><text:span text:style-name="T8"> </text:span><text:span text:style-name="T61">Stack</text:span><text:span text:style-name="T8">&lt;T&gt; </text:span><text:span text:style-name="T70">extends</text:span><text:span text:style-name="T8"> ArrayList&lt;T&gt; {</text:span></text:p>
      <text:p text:style-name="P48"><text:span text:style-name="T8"><text:tab/></text:span><text:span text:style-name="T70">public</text:span><text:span text:style-name="T8"> </text:span><text:span text:style-name="T70">void</text:span><text:span text:style-name="T8"> push (T </text:span><text:span text:style-name="T66">item</text:span><text:span text:style-name="T8">) {</text:span><text:span text:style-name="T30"> </text:span><text:span text:style-name="T8">add(</text:span><text:span text:style-name="T66">item</text:span><text:span text:style-name="T8">);</text:span><text:span text:style-name="T30"> </text:span><text:span text:style-name="T8">}</text:span></text:p>
      <text:p text:style-name="P48"><text:span text:style-name="T8"><text:tab/></text:span><text:span text:style-name="T70">public</text:span><text:span text:style-name="T8"> T pop() {</text:span><text:span text:style-name="T30"> </text:span><text:span text:style-name="T71">re</text:span><text:span text:style-name="T70">turn</text:span><text:span text:style-name="T8"> remove(size()-1);</text:span><text:span text:style-name="T30"> }</text:span></text:p>
      <text:p text:style-name="P129">}</text:p>
      <text:p text:style-name="P157">כך לכאורה חוסכים קוד, למשל המחסנית שלנו יורשת את המתודה toString ואין צורך להגדירה מחדש.</text:p>
      <text:p text:style-name="P9">מה הבעיה? הבעיה היא שמחסנית אינה <text:span text:style-name="T96">תת-סוג של רשימה. מחסנית היא מבנה-נתונים שונה: היא מבטיחה שהפריטים ייצאו ממנה בסדר הפוך לסדר הכניסה. רשימה לא מבטיחה את זה. <text:s/>הנה קטע קוד שמדגים את הבעיה:</text:span></text:p>
      <text:p text:style-name="P35"><text:span text:style-name="T8">Stack0&lt;Integer&gt; </text:span><text:span text:style-name="T66">stack0</text:span><text:span text:style-name="T8"> = </text:span><text:span text:style-name="T70">new</text:span><text:span text:style-name="T8"> Stack0&lt;&gt;();</text:span></text:p>
      <text:p text:style-name="P48"><text:span text:style-name="T66">stack0</text:span><text:span text:style-name="T8">.push(111);</text:span></text:p>
      <text:p text:style-name="P48"><text:span text:style-name="T66">stack0</text:span><text:span text:style-name="T8">.push(222);</text:span></text:p>
      <text:p text:style-name="P48"><text:span text:style-name="T66">stack0</text:span><text:span text:style-name="T8">.push(333);</text:span></text:p>
      <text:p text:style-name="P48"><text:span text:style-name="T66">stack0</text:span><text:span text:style-name="T8">.add(1, 444);</text:span></text:p>
      <text:p text:style-name="P48"><text:span text:style-name="T8">System.</text:span><text:span text:style-name="T69">out</text:span><text:span text:style-name="T8">.println(</text:span><text:span text:style-name="T66">stack0</text:span><text:span text:style-name="T8">.pop());</text:span></text:p>
      <text:p text:style-name="P48"><text:span text:style-name="T8">System.</text:span><text:span text:style-name="T69">out</text:span><text:span text:style-name="T8">.println(</text:span><text:span text:style-name="T66">stack0</text:span><text:span text:style-name="T8">.pop());</text:span></text:p>
      <text:p text:style-name="P48"><text:span text:style-name="T8">System.</text:span><text:span text:style-name="T69">out</text:span><text:span text:style-name="T8">.println(</text:span><text:span text:style-name="T66">stack0</text:span><text:span text:style-name="T8">.pop());</text:span></text:p>
      <text:p text:style-name="P48"><text:span text:style-name="T8">System.</text:span><text:span text:style-name="T69">out</text:span><text:span text:style-name="T8">.println(</text:span><text:span text:style-name="T66">stack0</text:span><text:span text:style-name="T8">.pop());</text:span></text:p>
      <text:p text:style-name="P10">סדר ההוצאה לא יהיה הפוך מסדר ההכנסה! זו לא מחסנית אמיתית.</text:p>
      <text:p text:style-name="P10"/>
      <text:p text:style-name="P11">במציאות, ירושה לא נכונה יכולה לגרום לבאגים נסתרים וקשים לגילוי. הכלל לירושה נכונה הוא: <text:s/><text:span text:style-name="T97">מחלקה ב יורשת ממחלקה א, רק אם במציאות </text:span><text:span text:style-name="T98">סוג </text:span><text:span text:style-name="T97">ב הוא תת-סוג של </text:span><text:span text:style-name="T98">סוג </text:span><text:span text:style-name="T97">א.</text:span> </text:p>
      <text:p text:style-name="P11">ניסוח מפורט <text:span text:style-name="T101">יותר </text:span>של <text:span text:style-name="T102">כלל </text:span>זה <text:span text:style-name="T102">הוא </text:span><text:span text:style-name="T2">עקרון ההחלפה של ליסקוב</text:span> (Liskov Substitution Principle): <text:span text:style-name="T97">מחלקה ב יורשת ממחלקה א, רק אם בכל מקום שבו משתמשים </text:span><text:span text:style-name="T100">בעצם ממחלקה</text:span><text:span text:style-name="T97"> א, אפשר להשתמש </text:span><text:span text:style-name="T100">בעצם מ</text:span><text:span text:style-name="T97">מחלקה ב</text:span><text:span text:style-name="T99"> בלי </text:span><text:span text:style-name="T100">לקלקל את ה</text:span><text:span text:style-name="T99">תוצאות</text:span>. </text:p>
      <text:p text:style-name="P12"/>
      <text:p text:style-name="P13">אם העקרון לא מתקיים - לא משתמשים בירושה. במה כן משתמשים? ב<text:span text:style-name="T2">הרכבה</text:span> (composition). <text:s text:c="2"/>הרכבה היא, פשוט, הכנסת העצם ממחלקה א כשדה במחלקה ב. למשל, את המחסנית שלנו נגדיר באופן הבא:</text:p>
      <text:p text:style-name="P36"><text:span text:style-name="T70">public</text:span><text:span text:style-name="T8"> </text:span><text:span text:style-name="T70">class</text:span><text:span text:style-name="T8"> Stack&lt;T&gt; {</text:span></text:p>
      <text:p text:style-name="P48"><text:span text:style-name="T8"><text:tab/></text:span><text:span text:style-name="T70">private</text:span><text:span text:style-name="T8"> List&lt;T&gt; </text:span><text:span text:style-name="T68">list</text:span><text:span text:style-name="T8"> = </text:span><text:span text:style-name="T70">new</text:span><text:span text:style-name="T8"> ArrayList&lt;&gt;();</text:span></text:p>
      <text:p text:style-name="P48"><text:span text:style-name="T8"><text:tab/></text:span><text:span text:style-name="T70">public</text:span><text:span text:style-name="T8"> </text:span><text:span text:style-name="T70">void</text:span><text:span text:style-name="T8"> push (T </text:span><text:span text:style-name="T66">item</text:span><text:span text:style-name="T8">) {</text:span><text:span text:style-name="T31"> </text:span><text:span text:style-name="T68">list</text:span><text:span text:style-name="T8">.add(</text:span><text:span text:style-name="T66">item</text:span><text:span text:style-name="T8">);</text:span><text:span text:style-name="T31"> </text:span><text:span text:style-name="T8">}</text:span></text:p>
      <text:p text:style-name="P48"><text:span text:style-name="T8"><text:tab/></text:span><text:span text:style-name="T70">public</text:span><text:span text:style-name="T8"> T pop() {</text:span><text:span text:style-name="T31"> </text:span><text:span text:style-name="T70">return</text:span><text:span text:style-name="T8"> </text:span><text:span text:style-name="T68">list</text:span><text:span text:style-name="T8">.remove(</text:span><text:span text:style-name="T68">list</text:span><text:span text:style-name="T8">.size()-1);</text:span><text:span text:style-name="T31"> </text:span><text:span text:style-name="T8">}</text:span></text:p>
      <text:p text:style-name="P48"><text:span text:style-name="T8"><text:tab/></text:span><text:span text:style-name="T81">@Override</text:span><text:span text:style-name="T8"> </text:span><text:span text:style-name="T70">public</text:span><text:span text:style-name="T8"> String toString() {</text:span><text:span text:style-name="T31"> </text:span><text:span text:style-name="T70">return</text:span><text:span text:style-name="T8"> </text:span><text:span text:style-name="T103">"Stack: "</text:span><text:span text:style-name="T8">+</text:span><text:span text:style-name="T68">list</text:span><text:span text:style-name="T8">.toString();}</text:span></text:p>
      <text:p text:style-name="P129">}</text:p>
      <text:p text:style-name="P14">למה זה עדיף?</text:p>
      <text:list xml:id="list7030099879907863540" text:style-name="L3">
        <text:list-item>
          <text:p text:style-name="P158">הקוד ברור יותר - ברור שמחסנית היא מבנה-נתונים עצמאי שמשתמש ברשימה, והיא לא סוג של רשימה.</text:p>
        </text:list-item>
        <text:list-item>
          <text:p text:style-name="P158">עכשיו, כל ניסיון להכניס פריט באמצע המחסנית ייתקל בשגיאת קומפילציה. כך אנחנו חוסכים טעויות למתכנתים שיבואו אחרינו ומקיימים את המצוה "לפני עיוור לא תתן מכשול".</text:p>
        </text:list-item>
      </text:list>
      <text:p text:style-name="P26"/>
      <text:p text:style-name="P26">אגב, המתכננים של שפת ג'אבה עצמה עשו את הטעות הזאת והגדירו מחלקה בשם Stack שיורשת מ-Vector... הם התחרטו, והחל מגירסה 6 הם ממליצים לא להשתמש במחלקה זו.</text:p>
      <text:p text:style-name="P14"/>
      <text:p text:style-name="P102">המחלקה Object</text:p>
      <text:p text:style-name="Text_20_body">ב<text:span text:style-name="T111">ג'אבה ישנה מחלקה בשם Object, שכל המחלקות האחרות יורשות ממנה אוטומטית. למשל, המחלקה Employee למעשה מאחרי הקלעים מוגדרת כך:</text:span></text:p>
      <text:p text:style-name="P48"><text:span text:style-name="T70">public</text:span><text:span text:style-name="T8"> </text:span><text:span text:style-name="T70">class</text:span><text:span text:style-name="T8"> Employee </text:span><text:span text:style-name="T70">extends</text:span><text:span text:style-name="T8"> </text:span><text:span text:style-name="T52">Object</text:span><text:span text:style-name="T8"> {</text:span><text:span text:style-name="T44"> ... }</text:span></text:p>
      <text:p text:style-name="P145">למה זה טוב? -- כי במחלקה Object מוגדרות כמה מתודות שכדאי שיהיו לכל אובייקט (כך לפחות חשבו מתכנני השפה לפני 20 שנה). </text:p>
      <text:p text:style-name="P145"/>
      <text:p text:style-name="P86"><text:span text:style-name="T8">מתודה אחת שכבר ראינו היא toString </text:span><text:span text:style-name="T45">המחזירה </text:span><text:span text:style-name="T8">ייצוג טקסטואלי של </text:span><text:span text:style-name="T51">העצם.</text:span></text:p>
      <text:p text:style-name="P145"/>
      <text:p text:style-name="P146">מתודה נוספת היא getClass - היא מחזירה עצם מסוג Class המייצג את המחלקה של העצם הנוכחי. ניתן להשתמש בעצם זה כדי להדפיס את המחלקה של העצם וכן כדי לבדוק אם שני עצמים שייכים לאותה מחלקה.</text:p>
      <text:p text:style-name="P145"/>
      <text:p text:style-name="P145">מתודות נוספות נראה בהמשך.</text:p>
      <text:p text:style-name="P145"/>
      <text:p text:style-name="P103">בדיקת שיוויון<text:span text:style-name="T112"> - equals, hashCode, compareTo</text:span></text:p>
      <text:p text:style-name="P23"><text:span text:style-name="T8">במחלקה Object מוגדרת המתודה equals שתפקידה לבדוק האם </text:span><text:span text:style-name="T46">עצם </text:span><text:span text:style-name="T8">זה זהה </text:span><text:span text:style-name="T46">לעצם </text:span><text:span text:style-name="T8">אחר.</text:span></text:p>
      <text:p text:style-name="P153">למה צריך את זה?</text:p>
      <text:p text:style-name="P154">כי יש הרבה פעולות שמסתמכות על השאלה האם עצמים מסויימים הם זהים או שונים. למשל, אנחנו יכולים לשים עצמים ברשימה list, ואז לבדוק האם עצם כלשהו נמצא ברשימה: list.contains(o); כדי לבדוק אם העצם o מופיע ברשימה, צריך לעבור על כל העצמים ברשימה ולבדוק אם אחד מהם שווה ל-o. <text:s text:c="2"/>אבל מה זה אומר בדיוק ששני עצמים הם שווים? זה משתנה ממחלקה למחלקה. <text:s/></text:p>
      <text:p text:style-name="P154">ברירת-המחדל המוגדרת במחלקה Object היא, ששני עצמים נחשבים שווים אם הם אותו עצם בדיוק. <text:s text:c="2"/>אבל במקרים רבים הבדיקה הזאת מחמירה מדי, ובמקרים כאלה צריך להחליף (Override) את המתודה equals. <text:s/>למשל, שתי מחרוזות נחשבות לשוות אם יש בהן אותן אותיות - גם אם זה לא אותו עצם בדיוק; לכן המחלקה String מגדירה מחדש את equals. </text:p>
      <text:p text:style-name="P154"/>
      <text:p text:style-name="P24"><text:span text:style-name="T8">אם אנחנו רוצים להגדיר מחדש את equals במחלקה שכתבנו, אנחנו צריכים להחליט מה הם השדות החשובים המגדירים שיוויון בין עצמים. לדוגמה, במחלקה Employee, אפשר לקבוע שהשדות החשובים הם שם ומשכורת, או לחלופין מזהה-עובד </text:span><text:span text:style-name="T47">(אם יש) </text:span><text:span text:style-name="T8">- תלוי באפליקציה. </text:span><text:span text:style-name="T47">הדרך הפשוטה ביותר להחליף את המתודה equals היא להשתמש בשירות של אקליפס: Source -&gt; generate toString; השירות הזה עושה עבורנו הרבה פעולות חשובות כמו בדיקת null, בדיקה שהמחלקה היא אותה מחלקה, וכו'</text:span><text:span text:style-name="T48"> <text:s/>- וודאו שאתם מבינים את התפקיד של כל שורה.</text:span></text:p>
      <text:p text:style-name="P155"/>
      <text:p text:style-name="P25"><text:span text:style-name="T48">ש</text:span><text:span text:style-name="T8">ימו לב שאקליפס יוצר אוטומטית גם equals וגם hashCode. מדוע? כי לפי כללי השפה, שתי המתודות הללו חייבות להיות תואמות: אם שני עצמים הם שווים לפי equals, אז הם חייבים להחזיר את אותו hashCode. לכן, שתי המתודות חייבות להתייחס לאותם שדות. <text:s text:c="3"/>אם זה לא המצב (שני עצמים שווים לפי equals אבל מחזירים קוד-עירבול שונה), אז עדיין אפשר לעבוד עם עצמים מהמחלקה הזאת במבני-נתונים כגון ArrayList, אבל אם ננסה לעבוד במבני-נתונים הדורשים קוד-עירבול (HashSet, HashMap), לא נוכל למצוא את הפריטים שהכנסנו לשם; לדוגמה ראו EmployeeDemoE</text:span><text:span text:style-name="T49">quals</text:span><text:span text:style-name="T8">.</text:span></text:p>
      <text:p text:style-name="P156"/>
      <text:p text:style-name="P20"><text:span text:style-name="T60">ח</text:span><text:span text:style-name="T55">ידה</text:span><text:span text:style-name="T8">: מה קורה </text:span><text:span text:style-name="T50">במצב ההפוך - שני עצמים הם שונים לפי equals אבל מחזירים קוד-עירבול זהה?</text:span></text:p>
      <text:p text:style-name="Standard"/>
      <text:p text:style-name="P31"><text:span text:style-name="T2">הערה</text:span>: יש סוג שלישי של מתודת-השוואה - compareTo - שגם היא צריכה להיות תואמת ל-equals. המתודה הזאת <text:span text:style-name="T5">אינה</text:span> מוגדרת <text:span text:style-name="T113">ב</text:span>מחלקה Object אלא <text:span text:style-name="T113">ב</text:span>ממשק Comparable, כך שצריך להגדיר אותה רק כשרוצים לממש את הממשק Comparable. משתמשים בה כשרוצים להכניס עצמים למבנים מסויימים כגון TreeSet, ConcurrentSkipListSet.</text:p>
      <text:p text:style-name="P31"/>
      <text:p text:style-name="P104"><text:span text:style-name="T114">שיבוט </text:span>- <text:span text:style-name="T114">clone</text:span></text:p>
      <text:p text:style-name="P98">במחלקה Object מוגדרת המתודה <text:span text:style-name="T117">clone. מטרת המתודה היא </text:span><text:span text:style-name="T6">לשבט </text:span><text:span text:style-name="T117">את העצם - ליצור עצם חדש זהה, שאפשר לשנות אותו בלי לשנות את העצם המקורי. <text:s/>בדרך-כלל, כשמעתיקים משתנים ומשנים אחד מהם, גם השני משתנה, למשל, אחרי הקוד הבא:</text:span></text:p>
      <text:p text:style-name="P45">Employee e1 = new Employee("A",100);<text:line-break/>Employee e2 = e1;<text:line-break/>e2.setName("B");</text:p>
      <text:p text:style-name="P4">גם השם של e1 הוא B, כי ההעתקה ע"י סימן "=" היא העתקה של מצביע - אחרי ההעתקה, יש שני משתנים שונים המצביעים לאותו עצם בזיכרון. <text:s text:c="2"/>כדי <text:span text:style-name="T118">ליצור העתק של העצם, אפשר להשתמש ב-clone, למשל כך:</text:span></text:p>
      <text:p text:style-name="P46">Employee e2 = e1<text:span text:style-name="T118">.clone()</text:span>;</text:p>
      <text:p text:style-name="P5">אבל, זה לא כל כך פשוט. כדי שהשורה תעבוד, צריך לעשות כמה דברים:</text:p>
      <text:p text:style-name="P108">א. להגדיר את העצם Employee כ-Cloneable.</text:p>
      <text:p text:style-name="P108">ב. לממש את המתודה clone ב-Employee:</text:p>
      <text:list xml:id="list500251655090889560" text:style-name="L4">
        <text:list-header>
          <text:p text:style-name="P160">public <text:span text:style-name="T119">Employee clone</text:span>() {</text:p>
          <text:p text:style-name="P112"><text:s text:c="7"/>...</text:p>
          <text:p text:style-name="P113">}<text:line-break/></text:p>
        </text:list-header>
      </text:list>
      <text:p text:style-name="P110">ג. להגדיר את המתודה clone ב-Employee כציבורית - public (כי במחלקה Object היא מוגדרת כ-protected).</text:p>
      <text:p text:style-name="P6">ד. לטפל בחריגה CloneNotSupportedException.</text:p>
      <text:p text:style-name="P5">זה מסובך ולא <text:span text:style-name="T121">משתמשים בזה הרבה. <text:s text:c="2"/></text:span>הדרך הנוחה יותר לשבט עצמים היא ע"י בנאי מעתיק:</text:p>
      <text:p text:style-name="P47"><text:tab/>public Employee(Employee other) {<text:line-break/> <text:s text:c="11"/>.…<text:line-break/> <text:s text:c="4"/>}</text:p>
      <text:p text:style-name="P109">בדרך זו אין צורך לממש את הממשק Cloneable<text:span text:style-name="T120"> ואין צורך לטפל בחריגה <text:s/>CloneNotSupportedException. <text:s/></text:span></text:p>
      <text:p text:style-name="P111">החיסרון של בנאי-מעתיק הוא, שכדי להשתמש בו צריך לדעת את הסוג המדוייק של העצם. <text:span text:style-name="T122">אפשר לגלות את הסוג המדוייק ע"י getClass, משם אפשר לקבל בנאי ולהפעיל אותו. <text:s text:c="2"/></text:span></text:p>
      <text:p text:style-name="P111">אם בכל-זאת רוצים שיבוט בסגנון של clone שאינו דורש לדעת את סוג העצם, עדיף <text:span text:style-name="T124">להשתמש בספריה חיצונית המממשת clone בצורה יעילה יותר, למשל Kryo, Apache Commons, Cloner.</text:span></text:p>
      <text:p text:style-name="P104">המתנה - wait, notify, notifyAll</text:p>
      <text:p text:style-name="P97">במחלקה Object מוגדרת המתודה wait. ניתן להריץ מתודה זו על עצם מסויים רק בתוך בלוק סינכרון על אותו עצם, למשל:</text:p>
      <text:p text:style-name="P44">synchronized (object) {<text:line-break/> <text:s text:c="4"/>... <text:span text:style-name="T2">object.wait();</text:span> ...<text:line-break/>}</text:p>
      <text:p text:style-name="P97">כשתהליך מבצע פעולה זו, הוא משחרר את המנעול על object, ונכנס להמתנה. התהליך יתעורר מהמתנה כשתהליך אחר יבצע את הפעולה המשלימה: <text:s text:c="3"/><text:span text:style-name="T2">object.notifyAll()</text:span>.</text:p>
      <text:p text:style-name="P97">(אם כמה תהליכים מחכים על אותו עצם, אז notifyAll מעיר את כולם, ו-notify מעיר רק אחד מהם).</text:p>
      <text:p text:style-name="P97">למה צריך את זה? <text:s text:c="2"/>-- למשל כדי לממש מבני-נתונים מסונכרנים מתוחכמים כגון <text:span text:style-name="T116">BlockingQueue שלמדנו באחד השיעורים הקודמים. <text:s text:c="2"/>רוב המתכנתים לא יצטרכו להשתמש במתודות האלו באופן ישיר.</text:span></text:p>
      <text:p text:style-name="P97"/>
      <text:p text:style-name="P97"/>
      <text:p text:style-name="Heading_20_2">מקורות </text:p>
      <text:list xml:id="list5664031275878254963" text:style-name="L5">
        <text:list-item>
          <text:p text:style-name="P114">Cay Horstmann, “Core Java <text:span text:style-name="T115">SE 9 </text:span>for the Impatient”, chapter<text:span text:style-name="T77"> 4.</text:span></text:p>
        </text:list-item>
        <text:list-item>
          <text:p text:style-name="P115">Cay Horstmann, “Core Java <text:span text:style-name="T115">SE 9 </text:span>for the Impatient”, chapter<text:span text:style-name="T77"> 10.7.3 "Waiting on conditions".</text:span></text:p>
        </text:list-item>
        <text:list-item>
          <text:p text:style-name="P116">Dane Cameron, "A Software Engineer Learns Java and OOP", <text:span text:style-name="T76">chapter 12.</text:span></text:p>
        </text:list-item>
        <text:list-item>
          <text:p text:style-name="P117">"Clone is broken", Josh Block, http://www.artima.com/intv/bloch13.html</text:p>
        </text:list-item>
        <text:list-item>
          <text:p text:style-name="P118">"Inheritance vs. Composition", <text:s/>JavaWorld https://www.javaworld.com/article/2076814/core-java/inheritance-versus-composition--which-one-should-you-choose-.html</text:p>
        </text:list-item>
        <text:list-item>
          <text:p text:style-name="P119">"Polymorphism vs. overriding vs. overloading", StackOverflow https://stackoverflow.com/q/154577/827927</text:p>
        </text:list-item>
        <text:list-item>
          <text:p text:style-name="P120">"Negative aspects of Java Stack extending Vector", StackOverflow, https://stackoverflow.com/q/2922257/827927</text:p>
        </text:list-item>
        <text:list-item>
          <text:p text:style-name="P121">"Copy constructor vs. clone", StackOverflow, https://stackoverflow.com/a/1106159/827927</text:p>
        </text:list-item>
        <text:list-item>
          <text:p text:style-name="P123">"Deep clone in Java", StackOverflow, https://stackoverflow.com/q/64036/827927</text:p>
          <text:p text:style-name="P122"/>
          <text:p text:style-name="P161"/>
        </text:list-item>
      </text:list>
      <text:p text:style-name="P27"/>
      <text:p text:style-name="P3">סיכם: אראל סגל-הלו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1" svg:font-family="'Nachlieli CLM'"/>
    <style:font-face style:name="arial" svg:font-family="arial, sans-serif"/>
    <style:font-face style:name="Monospace" svg:font-family="Monospace" style:font-adornments="Regular" style:font-pitch="fixed"/>
    <style:font-face style:name="David CLM" svg:font-family="'David CLM'"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1"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1"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style:page-number="auto" style:writing-mode="rl-tb"/>
      <style:text-properties fo:font-size="16pt" style:font-size-complex="16pt" style:font-weight-complex="normal"/>
    </style:style>
    <style:style style:name="Header" style:family="paragraph" style:parent-style-name="Standard" style:class="extra"/>
    <style:style style:name="Footer" style:family="paragraph" style:parent-style-name="Standard" style:class="extra"/>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rsid="01899e3b" officeooo:paragraph-rsid="01a06171"/>
    </style:style>
    <style:style style:name="MP2" style:family="paragraph" style:parent-style-name="Footer">
      <style:paragraph-properties fo:text-align="center" style:justify-single-word="false"/>
      <style:text-properties officeooo:paragraph-rsid="019ece81"/>
    </style:style>
    <style:style style:name="MT1" style:family="text">
      <style:text-properties fo:font-size="10pt" fo:font-style="italic" style:text-underline-style="none" officeooo:rsid="0137f4f4"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text:span text:style-name="MT1">ברוך ה’ חונן הדעת</text:span></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7-12-17T17:46:53.442481058</dc:date>
    <meta:editing-duration>P3DT20H26M46S</meta:editing-duration>
    <meta:editing-cycles>692</meta:editing-cycles>
    <meta:document-statistic meta:table-count="0" meta:image-count="0" meta:object-count="0" meta:page-count="1" meta:paragraph-count="221" meta:word-count="3031" meta:character-count="18767" meta:non-whitespace-character-count="15717"/>
  </office:meta>
</office:document-meta>
</file>